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icrosoft YaHei" svg:font-family="'Microsoft YaHei'"/>
    <style:font-face style:name="SimSun" svg:font-family="SimSun, STSong"/>
    <style:font-face style:name="Tahoma" svg:font-family="Tahoma"/>
    <style:font-face style:name="FreeSans2" svg:font-family="FreeSans" style:font-family-generic="swiss"/>
    <style:font-face style:name="华文黑体" svg:font-family="华文黑体" style:font-pitch="variable"/>
    <style:font-face style:name="华文黑体 - Kelvin" svg:font-family="'华文黑体 - Kelvin'" style:font-adornments="常规体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华文黑体1" svg:font-family="华文黑体" style:font-family-generic="system" style:font-pitch="variable"/>
  </office:font-face-decls>
  <office:automatic-styles>
    <style:style style:name="表格5" style:family="table">
      <style:table-properties style:width="17.595cm" fo:margin-left="0cm" table:align="left"/>
    </style:style>
    <style:style style:name="表格5.A" style:family="table-column">
      <style:table-column-properties style:column-width="3.598cm"/>
    </style:style>
    <style:style style:name="表格5.B" style:family="table-column">
      <style:table-column-properties style:column-width="13.996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6.355cm" table:align="left"/>
    </style:style>
    <style:style style:name="表格6.A" style:family="table-column">
      <style:table-column-properties style:column-width="3.493cm"/>
    </style:style>
    <style:style style:name="表格6.B" style:family="table-column">
      <style:table-column-properties style:column-width="2.408cm"/>
    </style:style>
    <style:style style:name="表格6.C" style:family="table-column">
      <style:table-column-properties style:column-width="1.799cm"/>
    </style:style>
    <style:style style:name="表格6.D" style:family="table-column">
      <style:table-column-properties style:column-width="1.612cm"/>
    </style:style>
    <style:style style:name="表格6.E" style:family="table-column">
      <style:table-column-properties style:column-width="2.321cm"/>
    </style:style>
    <style:style style:name="表格6.G" style:family="table-column">
      <style:table-column-properties style:column-width="2.401cm"/>
    </style:style>
    <style:style style:name="表格6.A1" style:family="table-cell">
      <style:table-cell-properties style:vertical-align="middle" fo:padding="0.049cm" fo:border="1pt solid #a7a7a7"/>
    </style:style>
    <style:style style:name="表格6.B1" style:family="table-cell">
      <style:table-cell-properties style:vertical-align="middle" fo:padding-left="0cm" fo:padding-right="0.049cm" fo:padding-top="0.049cm" fo:padding-bottom="0.049cm" fo:border-left="none" fo:border-right="1pt solid #a7a7a7" fo:border-top="1pt solid #a7a7a7" fo:border-bottom="1pt solid #a7a7a7"/>
    </style:style>
    <style:style style:name="表格6.A2" style:family="table-cell">
      <style:table-cell-properties style:vertical-align="middle" fo:padding-left="0.049cm" fo:padding-right="0.049cm" fo:padding-top="0cm" fo:padding-bottom="0.049cm" fo:border-left="1pt solid #a7a7a7" fo:border-right="1pt solid #a7a7a7" fo:border-top="none" fo:border-bottom="1pt solid #a7a7a7"/>
    </style:style>
    <style:style style:name="表格6.B2" style:family="table-cell">
      <style:table-cell-properties style:vertical-align="middle" fo:padding-left="0cm" fo:padding-right="0.049cm" fo:padding-top="0cm" fo:padding-bottom="0.049cm" fo:border-left="none" fo:border-right="1pt solid #a7a7a7" fo:border-top="none" fo:border-bottom="1pt solid #a7a7a7"/>
    </style:style>
    <style:style style:name="表格1" style:family="table">
      <style:table-properties style:width="16.355cm" table:align="left"/>
    </style:style>
    <style:style style:name="表格1.A" style:family="table-column">
      <style:table-column-properties style:column-width="2.348cm"/>
    </style:style>
    <style:style style:name="表格1.B" style:family="table-column">
      <style:table-column-properties style:column-width="2.321cm"/>
    </style:style>
    <style:style style:name="表格1.G" style:family="table-column">
      <style:table-column-properties style:column-width="2.401cm"/>
    </style:style>
    <style:style style:name="表格1.A1" style:family="table-cell">
      <style:table-cell-properties style:vertical-align="middle" fo:padding="0.049cm" fo:border="1pt solid #a7a7a7"/>
    </style:style>
    <style:style style:name="表格1.B1" style:family="table-cell">
      <style:table-cell-properties style:vertical-align="middle" fo:padding-left="0cm" fo:padding-right="0.049cm" fo:padding-top="0.049cm" fo:padding-bottom="0.049cm" fo:border-left="none" fo:border-right="1pt solid #a7a7a7" fo:border-top="1pt solid #a7a7a7" fo:border-bottom="1pt solid #a7a7a7"/>
    </style:style>
    <style:style style:name="表格1.A2" style:family="table-cell">
      <style:table-cell-properties style:vertical-align="middle" fo:padding-left="0.049cm" fo:padding-right="0.049cm" fo:padding-top="0cm" fo:padding-bottom="0.049cm" fo:border-left="1pt solid #a7a7a7" fo:border-right="1pt solid #a7a7a7" fo:border-top="none" fo:border-bottom="1pt solid #a7a7a7"/>
    </style:style>
    <style:style style:name="表格1.B2" style:family="table-cell">
      <style:table-cell-properties style:vertical-align="middle" fo:padding-left="0cm" fo:padding-right="0.049cm" fo:padding-top="0cm" fo:padding-bottom="0.049cm" fo:border-left="none" fo:border-right="1pt solid #a7a7a7" fo:border-top="none" fo:border-bottom="1pt solid #a7a7a7"/>
    </style:style>
    <style:style style:name="表格2" style:family="table">
      <style:table-properties style:width="16.355cm" table:align="left"/>
    </style:style>
    <style:style style:name="表格2.A" style:family="table-column">
      <style:table-column-properties style:column-width="2.348cm"/>
    </style:style>
    <style:style style:name="表格2.B" style:family="table-column">
      <style:table-column-properties style:column-width="2.321cm"/>
    </style:style>
    <style:style style:name="表格2.G" style:family="table-column">
      <style:table-column-properties style:column-width="2.401cm"/>
    </style:style>
    <style:style style:name="表格2.A1" style:family="table-cell">
      <style:table-cell-properties style:vertical-align="middle" fo:padding="0.049cm" fo:border="1pt solid #a7a7a7"/>
    </style:style>
    <style:style style:name="表格2.B1" style:family="table-cell">
      <style:table-cell-properties style:vertical-align="middle" fo:padding-left="0cm" fo:padding-right="0.049cm" fo:padding-top="0.049cm" fo:padding-bottom="0.049cm" fo:border-left="none" fo:border-right="1pt solid #a7a7a7" fo:border-top="1pt solid #a7a7a7" fo:border-bottom="1pt solid #a7a7a7"/>
    </style:style>
    <style:style style:name="表格2.2" style:family="table-row">
      <style:table-row-properties style:min-row-height="0.838cm"/>
    </style:style>
    <style:style style:name="表格2.A2" style:family="table-cell">
      <style:table-cell-properties style:vertical-align="middle" fo:padding-left="0.049cm" fo:padding-right="0.049cm" fo:padding-top="0cm" fo:padding-bottom="0.049cm" fo:border-left="1pt solid #a7a7a7" fo:border-right="1pt solid #a7a7a7" fo:border-top="none" fo:border-bottom="1pt solid #a7a7a7"/>
    </style:style>
    <style:style style:name="表格2.B2" style:family="table-cell">
      <style:table-cell-properties style:vertical-align="middle" fo:padding-left="0cm" fo:padding-right="0.049cm" fo:padding-top="0cm" fo:padding-bottom="0.049cm" fo:border-left="none" fo:border-right="1pt solid #a7a7a7" fo:border-top="none" fo:border-bottom="1pt solid #a7a7a7"/>
    </style:style>
    <style:style style:name="表格2.3" style:family="table-row">
      <style:table-row-properties style:min-row-height="1.831cm"/>
    </style:style>
    <style:style style:name="表格2.4" style:family="table-row">
      <style:table-row-properties style:min-row-height="0.503cm"/>
    </style:style>
    <style:style style:name="表格3" style:family="table">
      <style:table-properties style:width="16.933cm" fo:margin-left="0.079cm" table:align="left"/>
    </style:style>
    <style:style style:name="表格3.A" style:family="table-column">
      <style:table-column-properties style:column-width="2.514cm"/>
    </style:style>
    <style:style style:name="表格3.B" style:family="table-column">
      <style:table-column-properties style:column-width="14.42cm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style:font-size-asian="10.5pt"/>
    </style:style>
    <style:style style:name="P2" style:family="paragraph" style:parent-style-name="Text_20_body">
      <style:paragraph-properties fo:text-align="start" style:justify-single-word="false"/>
      <style:text-properties officeooo:rsid="0018a85d" officeooo:paragraph-rsid="0018a85d" style:font-size-asian="10.5pt"/>
    </style:style>
    <style:style style:name="P3" style:family="paragraph" style:parent-style-name="Text_20_body">
      <style:paragraph-properties fo:text-align="start" style:justify-single-word="false"/>
      <style:text-properties officeooo:rsid="00225874" officeooo:paragraph-rsid="0024870d" style:font-size-asian="10.5pt"/>
    </style:style>
    <style:style style:name="P4" style:family="paragraph" style:parent-style-name="Text_20_body">
      <style:paragraph-properties fo:text-align="start" style:justify-single-word="false"/>
      <style:text-properties style:font-size-asian="21pt" style:font-weight-asian="bold"/>
    </style:style>
    <style:style style:name="P5" style:family="paragraph" style:parent-style-name="Text_20_body">
      <style:paragraph-properties fo:text-align="start" style:justify-single-word="false"/>
      <style:text-properties officeooo:paragraph-rsid="0024870d" style:font-size-asian="21pt" style:font-weight-asian="bold"/>
    </style:style>
    <style:style style:name="P6" style:family="paragraph" style:parent-style-name="Text_20_body">
      <style:paragraph-properties fo:text-align="start" style:justify-single-word="false"/>
      <style:text-properties officeooo:paragraph-rsid="002497b0" style:font-size-asian="21pt" style:font-weight-asian="bold"/>
    </style:style>
    <style:style style:name="P7" style:family="paragraph" style:parent-style-name="Text_20_body">
      <style:text-properties style:font-name-asian="Microsoft YaHei" style:font-size-asian="21pt" style:font-weight-asian="bold"/>
    </style:style>
    <style:style style:name="P8" style:family="paragraph" style:parent-style-name="Text_20_body">
      <style:paragraph-properties fo:text-align="start" style:justify-single-word="false"/>
      <style:text-properties style:font-name-asian="Microsoft YaHei" style:font-size-asian="21pt" style:font-weight-asian="bold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text-align="start" style:justify-single-word="false"/>
      <style:text-properties officeooo:paragraph-rsid="0012f08f"/>
    </style:style>
    <style:style style:name="P11" style:family="paragraph" style:parent-style-name="Text_20_body">
      <style:paragraph-properties fo:text-align="start" style:justify-single-word="false"/>
      <style:text-properties officeooo:paragraph-rsid="00196980"/>
    </style:style>
    <style:style style:name="P12" style:family="paragraph" style:parent-style-name="Text_20_body">
      <style:paragraph-properties fo:text-align="start" style:justify-single-word="false"/>
      <style:text-properties officeooo:paragraph-rsid="001d5034"/>
    </style:style>
    <style:style style:name="P13" style:family="paragraph" style:parent-style-name="Text_20_body">
      <style:paragraph-properties fo:text-align="start" style:justify-single-word="false"/>
      <style:text-properties fo:font-size="12pt" fo:font-weight="normal" officeooo:rsid="00197466" officeooo:paragraph-rsid="002497b0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size="10.5pt" officeooo:rsid="0012f08f" officeooo:paragraph-rsid="0012f08f" style:font-size-asian="10.5pt"/>
    </style:style>
    <style:style style:name="P15" style:family="paragraph" style:parent-style-name="Text_20_body">
      <style:paragraph-properties fo:text-align="start" style:justify-single-word="false"/>
      <style:text-properties fo:font-size="10.5pt" officeooo:rsid="0012f08f" officeooo:paragraph-rsid="00157d2d" style:font-size-asian="10.5pt"/>
    </style:style>
    <style:style style:name="P16" style:family="paragraph" style:parent-style-name="Text_20_body">
      <style:paragraph-properties fo:text-align="start" style:justify-single-word="false"/>
      <style:text-properties fo:font-size="10.5pt" officeooo:rsid="0012f08f" officeooo:paragraph-rsid="00159355" style:font-size-asian="10.5pt"/>
    </style:style>
    <style:style style:name="P17" style:family="paragraph" style:parent-style-name="Text_20_body">
      <style:paragraph-properties fo:text-align="start" style:justify-single-word="false"/>
      <style:text-properties fo:font-size="10.5pt" officeooo:rsid="0012f08f" officeooo:paragraph-rsid="001d5034" style:font-size-asian="10.5pt"/>
    </style:style>
    <style:style style:name="P18" style:family="paragraph" style:parent-style-name="Text_20_body">
      <style:paragraph-properties fo:text-align="start" style:justify-single-word="false"/>
      <style:text-properties fo:font-size="10.5pt" officeooo:rsid="0018db4d" officeooo:paragraph-rsid="00157d2d" style:font-size-asian="10.5pt"/>
    </style:style>
    <style:style style:name="P19" style:family="paragraph" style:parent-style-name="Text_20_body">
      <style:paragraph-properties fo:text-align="start" style:justify-single-word="false"/>
      <style:text-properties fo:font-size="10.5pt" officeooo:rsid="0018db4d" officeooo:paragraph-rsid="002d5937" style:font-size-asian="10.5pt"/>
    </style:style>
    <style:style style:name="P20" style:family="paragraph" style:parent-style-name="Text_20_body">
      <style:paragraph-properties fo:text-align="start" style:justify-single-word="false"/>
      <style:text-properties fo:font-size="10.5pt" officeooo:rsid="000b6d0c" officeooo:paragraph-rsid="0013e95d" style:font-size-asian="10.5pt"/>
    </style:style>
    <style:style style:name="P21" style:family="paragraph" style:parent-style-name="Text_20_body">
      <style:paragraph-properties fo:text-align="start" style:justify-single-word="false"/>
      <style:text-properties fo:font-size="10.5pt" officeooo:rsid="00157d2d" officeooo:paragraph-rsid="00157d2d" style:font-size-asian="10.5pt"/>
    </style:style>
    <style:style style:name="P22" style:family="paragraph" style:parent-style-name="Text_20_body">
      <style:paragraph-properties fo:text-align="start" style:justify-single-word="false"/>
      <style:text-properties fo:font-size="10.5pt" officeooo:rsid="00157d2d" officeooo:paragraph-rsid="001c14b4" style:font-size-asian="10.5pt"/>
    </style:style>
    <style:style style:name="P23" style:family="paragraph" style:parent-style-name="Text_20_body">
      <style:paragraph-properties fo:text-align="start" style:justify-single-word="false"/>
      <style:text-properties fo:font-size="10.5pt" officeooo:rsid="00135c1a" officeooo:paragraph-rsid="001c14b4" style:font-size-asian="10.5pt"/>
    </style:style>
    <style:style style:name="P24" style:family="paragraph" style:parent-style-name="Text_20_body">
      <style:paragraph-properties fo:text-align="start" style:justify-single-word="false"/>
      <style:text-properties fo:font-size="10.5pt" officeooo:rsid="001d5034" officeooo:paragraph-rsid="001d5034" style:font-size-asian="10.5pt"/>
    </style:style>
    <style:style style:name="P25" style:family="paragraph" style:parent-style-name="Text_20_body">
      <style:paragraph-properties fo:text-align="start" style:justify-single-word="false"/>
      <style:text-properties fo:font-size="10.5pt" officeooo:rsid="00233f8f" officeooo:paragraph-rsid="002b97f3" style:font-size-asian="10.5pt"/>
    </style:style>
    <style:style style:name="P26" style:family="paragraph" style:parent-style-name="Text_20_body">
      <style:paragraph-properties fo:text-align="start" style:justify-single-word="false"/>
      <style:text-properties officeooo:rsid="0012f08f" officeooo:paragraph-rsid="00135c1a"/>
    </style:style>
    <style:style style:name="P27" style:family="paragraph" style:parent-style-name="Text_20_body">
      <style:paragraph-properties fo:text-align="start" style:justify-single-word="false"/>
      <style:text-properties officeooo:rsid="0012f08f" officeooo:paragraph-rsid="0013e95d"/>
    </style:style>
    <style:style style:name="P28" style:family="paragraph" style:parent-style-name="Text_20_body">
      <style:paragraph-properties fo:text-align="start" style:justify-single-word="false"/>
      <style:text-properties officeooo:rsid="0012f08f" officeooo:paragraph-rsid="0013fef0"/>
    </style:style>
    <style:style style:name="P29" style:family="paragraph" style:parent-style-name="Text_20_body">
      <style:paragraph-properties fo:text-align="start" style:justify-single-word="false"/>
      <style:text-properties officeooo:rsid="0012f08f" officeooo:paragraph-rsid="001c14b4"/>
    </style:style>
    <style:style style:name="P30" style:family="paragraph" style:parent-style-name="Text_20_body">
      <style:paragraph-properties fo:text-align="start" style:justify-single-word="false"/>
      <style:text-properties officeooo:rsid="0012f08f" officeooo:paragraph-rsid="001d5034"/>
    </style:style>
    <style:style style:name="P31" style:family="paragraph" style:parent-style-name="Text_20_body">
      <style:text-properties officeooo:rsid="0015d9cd" officeooo:paragraph-rsid="0024870d"/>
    </style:style>
    <style:style style:name="P32" style:family="paragraph" style:parent-style-name="Text_20_body">
      <style:text-properties officeooo:rsid="0012a5e3" officeooo:paragraph-rsid="0024870d"/>
    </style:style>
    <style:style style:name="P33" style:family="paragraph" style:parent-style-name="Text_20_body">
      <style:text-properties officeooo:rsid="0012a5e3" officeooo:paragraph-rsid="0015a713"/>
    </style:style>
    <style:style style:name="P34" style:family="paragraph" style:parent-style-name="Text_20_body">
      <style:text-properties officeooo:rsid="00225874" officeooo:paragraph-rsid="0024870d"/>
    </style:style>
    <style:style style:name="P35" style:family="paragraph" style:parent-style-name="Text_20_body">
      <style:paragraph-properties fo:text-align="start" style:justify-single-word="false"/>
      <style:text-properties officeooo:rsid="002497b0" officeooo:paragraph-rsid="002497b0"/>
    </style:style>
    <style:style style:name="P36" style:family="paragraph" style:parent-style-name="Text_20_body">
      <style:paragraph-properties fo:text-align="start" style:justify-single-word="false"/>
      <style:text-properties fo:color="#000000"/>
    </style:style>
    <style:style style:name="P37" style:family="paragraph" style:parent-style-name="Text_20_body">
      <style:paragraph-properties fo:text-align="start" style:justify-single-word="false"/>
      <style:text-properties fo:color="#000000" fo:font-size="10.5pt" fo:font-weight="bold" officeooo:rsid="002600dc" officeooo:paragraph-rsid="002600dc" style:font-size-asian="10.5pt"/>
    </style:style>
    <style:style style:name="P38" style:family="paragraph" style:parent-style-name="Text_20_body">
      <style:paragraph-properties fo:text-align="start" style:justify-single-word="false"/>
      <style:text-properties fo:color="#000000" fo:font-size="10.5pt" officeooo:rsid="00158c58" officeooo:paragraph-rsid="002d5937" style:font-size-asian="10.5pt"/>
    </style:style>
    <style:style style:name="P39" style:family="paragraph" style:parent-style-name="Text_20_body">
      <style:paragraph-properties fo:text-align="start" style:justify-single-word="false"/>
      <style:text-properties fo:color="#000000" style:font-size-asian="10.5pt"/>
    </style:style>
    <style:style style:name="P40" style:family="paragraph" style:parent-style-name="Text_20_body">
      <style:paragraph-properties fo:text-align="start" style:justify-single-word="false"/>
      <style:text-properties fo:color="#800000" fo:font-size="10.5pt" officeooo:rsid="00158c58" officeooo:paragraph-rsid="00158c58" style:font-size-asian="10.5pt"/>
    </style:style>
    <style:style style:name="P41" style:family="paragraph" style:parent-style-name="Text_20_body">
      <style:paragraph-properties fo:line-height="175%" fo:text-align="start" style:justify-single-word="false"/>
      <style:text-properties style:font-name="SimSun" fo:font-size="24pt" fo:font-weight="bold" officeooo:rsid="002768d2" officeooo:paragraph-rsid="003844ee" style:font-name-asian="SimSun" style:font-size-asian="24pt" style:font-weight-asian="bold" style:font-size-complex="24pt" style:font-weight-complex="bold"/>
    </style:style>
    <style:style style:name="P42" style:family="paragraph" style:parent-style-name="Text_20_body">
      <style:text-properties officeooo:paragraph-rsid="0038be87"/>
    </style:style>
    <style:style style:name="P43" style:family="paragraph" style:parent-style-name="Text_20_body">
      <style:text-properties fo:font-weight="normal" style:font-weight-asian="normal" style:font-weight-complex="normal"/>
    </style:style>
    <style:style style:name="P44" style:family="paragraph" style:parent-style-name="Text_20_body">
      <style:text-properties fo:font-weight="normal" officeooo:rsid="00702d07" style:font-weight-asian="normal" style:font-weight-complex="normal"/>
    </style:style>
    <style:style style:name="P45" style:family="paragraph" style:parent-style-name="Text_20_body">
      <style:text-properties fo:font-weight="normal" officeooo:paragraph-rsid="003c75ed" style:font-weight-asian="normal" style:font-weight-complex="normal"/>
    </style:style>
    <style:style style:name="P46" style:family="paragraph" style:parent-style-name="Text_20_body">
      <style:text-properties officeooo:paragraph-rsid="003c75ed"/>
    </style:style>
    <style:style style:name="P4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24870d" style:font-name-asian="Microsoft YaHei" style:font-size-asian="10.5pt" style:font-style-asian="normal" style:font-weight-asian="normal"/>
    </style:style>
    <style:style style:name="P48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2497b0" style:font-name-asian="Microsoft YaHei" style:font-size-asian="10.5pt" style:font-style-asian="normal" style:font-weight-asian="normal"/>
    </style:style>
    <style:style style:name="P49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25d3f2" style:font-name-asian="Microsoft YaHei" style:font-size-asian="10.5pt" style:font-style-asian="normal" style:font-weight-asian="normal"/>
    </style:style>
    <style:style style:name="P50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b45f0" style:font-name-asian="Microsoft YaHei" style:font-size-asian="10.5pt" style:font-style-asian="normal" style:font-weight-asian="normal"/>
    </style:style>
    <style:style style:name="P51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1e6a7b" style:font-name-asian="Microsoft YaHei" style:font-size-asian="10.5pt" style:font-style-asian="normal" style:font-weight-asian="normal"/>
    </style:style>
    <style:style style:name="P5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0aa69" officeooo:paragraph-rsid="000b45f0" style:font-name-asian="Microsoft YaHei" style:font-size-asian="10.5pt" style:font-style-asian="normal" style:font-weight-asian="normal"/>
    </style:style>
    <style:style style:name="P5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18562" officeooo:paragraph-rsid="002497b0" style:font-name-asian="Microsoft YaHei" style:font-size-asian="10.5pt" style:font-style-asian="normal" style:font-weight-asian="normal"/>
    </style:style>
    <style:style style:name="P5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18562" officeooo:paragraph-rsid="000b45f0" style:font-name-asian="Microsoft YaHei" style:font-size-asian="10.5pt" style:font-style-asian="normal" style:font-weight-asian="normal"/>
    </style:style>
    <style:style style:name="P5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0ef192" officeooo:paragraph-rsid="000b45f0" style:font-name-asian="Microsoft YaHei" style:font-size-asian="10.5pt" style:font-style-asian="normal" style:font-weight-asian="normal"/>
    </style:style>
    <style:style style:name="P5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0ef192" officeooo:paragraph-rsid="000ef192" style:font-name-asian="Microsoft YaHei" style:font-size-asian="10.5pt" style:font-style-asian="normal" style:font-weight-asian="normal"/>
    </style:style>
    <style:style style:name="P5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0acb8" officeooo:paragraph-rsid="0010acb8" style:font-name-asian="Microsoft YaHei" style:font-size-asian="10.5pt" style:font-style-asian="normal" style:font-weight-asian="normal"/>
    </style:style>
    <style:style style:name="P58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0f43d" officeooo:paragraph-rsid="0010f43d" style:font-name-asian="Microsoft YaHei" style:font-size-asian="10.5pt" style:font-style-asian="normal" style:font-weight-asian="normal"/>
    </style:style>
    <style:style style:name="P59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1d01d" officeooo:paragraph-rsid="0011d01d" style:font-name-asian="Microsoft YaHei" style:font-size-asian="10.5pt" style:font-style-asian="normal" style:font-weight-asian="normal"/>
    </style:style>
    <style:style style:name="P60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1d01d" officeooo:paragraph-rsid="000b45f0" style:font-name-asian="Microsoft YaHei" style:font-size-asian="10.5pt" style:font-style-asian="normal" style:font-weight-asian="normal"/>
    </style:style>
    <style:style style:name="P61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387d4" officeooo:paragraph-rsid="001387d4" style:font-name-asian="Microsoft YaHei" style:font-size-asian="10.5pt" style:font-style-asian="normal" style:font-weight-asian="normal"/>
    </style:style>
    <style:style style:name="P6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387d4" officeooo:paragraph-rsid="000b45f0" style:font-name-asian="Microsoft YaHei" style:font-size-asian="10.5pt" style:font-style-asian="normal" style:font-weight-asian="normal"/>
    </style:style>
    <style:style style:name="P6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51f68" officeooo:paragraph-rsid="00151f68" style:font-name-asian="Microsoft YaHei" style:font-size-asian="10.5pt" style:font-style-asian="normal" style:font-weight-asian="normal"/>
    </style:style>
    <style:style style:name="P6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d59d6"/>
    </style:style>
    <style:style style:name="P6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b45f0"/>
    </style:style>
    <style:style style:name="P6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paragraph-rsid="002497b0"/>
    </style:style>
    <style:style style:name="P6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paragraph-rsid="000b45f0"/>
    </style:style>
    <style:style style:name="P68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0ef192" officeooo:paragraph-rsid="000ef192"/>
    </style:style>
    <style:style style:name="P69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0acb8" officeooo:paragraph-rsid="0010acb8"/>
    </style:style>
    <style:style style:name="P70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0f43d" officeooo:paragraph-rsid="0010f43d"/>
    </style:style>
    <style:style style:name="P71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1d01d" officeooo:paragraph-rsid="0011d01d"/>
    </style:style>
    <style:style style:name="P7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6e7c7" officeooo:paragraph-rsid="0016e7c7"/>
    </style:style>
    <style:style style:name="P7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8d49f" officeooo:paragraph-rsid="0018d49f"/>
    </style:style>
    <style:style style:name="P7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94671" officeooo:paragraph-rsid="00194671"/>
    </style:style>
    <style:style style:name="P7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a09f3" officeooo:paragraph-rsid="001a09f3"/>
    </style:style>
    <style:style style:name="P7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b45f0" style:font-name-asian="Tahoma" style:font-size-asian="10.5pt" style:font-style-asian="normal" style:font-weight-asian="normal"/>
    </style:style>
    <style:style style:name="P7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Tahoma" fo:font-size="10.5pt" fo:font-style="normal" fo:font-weight="normal" officeooo:rsid="0010acb8" officeooo:paragraph-rsid="0010acb8"/>
    </style:style>
    <style:style style:name="P78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0d59d6" officeooo:paragraph-rsid="000d59d6"/>
    </style:style>
    <style:style style:name="P79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ce181e" officeooo:paragraph-rsid="000b45f0" style:font-name-asian="Microsoft YaHei" style:font-size-asian="10.5pt" style:font-style-asian="normal" style:font-weight-asian="normal"/>
    </style:style>
    <style:style style:name="P80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393939" officeooo:rsid="0010acb8" officeooo:paragraph-rsid="0010acb8" style:font-name-asian="Calibri" style:font-size-asian="10.5pt"/>
    </style:style>
    <style:style style:name="P81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225874" officeooo:paragraph-rsid="002943f7" style:font-size-asian="10.5pt"/>
    </style:style>
    <style:style style:name="P82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223db7" officeooo:paragraph-rsid="002943f7" style:font-size-asian="10.5pt"/>
    </style:style>
    <style:style style:name="P83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2943f7" officeooo:paragraph-rsid="002943f7" style:font-size-asian="10.5pt"/>
    </style:style>
    <style:style style:name="P84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2943f7" style:font-size-asian="10.5pt"/>
    </style:style>
    <style:style style:name="P85" style:family="paragraph" style:parent-style-name="Standard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d5fa4"/>
    </style:style>
    <style:style style:name="P86" style:family="paragraph" style:parent-style-name="Standard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da501" officeooo:paragraph-rsid="001da501"/>
    </style:style>
    <style:style style:name="P87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2497b0"/>
    </style:style>
    <style:style style:name="P88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d59d6"/>
    </style:style>
    <style:style style:name="P89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11d01d"/>
    </style:style>
    <style:style style:name="P90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d5fa4"/>
    </style:style>
    <style:style style:name="P91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0d6fbd" officeooo:paragraph-rsid="000d59d6"/>
    </style:style>
    <style:style style:name="P92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da501" officeooo:paragraph-rsid="001da501"/>
    </style:style>
    <style:style style:name="P93" style:family="paragraph" style:parent-style-name="Table_20_Contents">
      <style:paragraph-properties fo:text-align="start" style:justify-single-word="false"/>
      <style:text-properties fo:font-size="18pt" officeooo:rsid="000fcb0b" officeooo:paragraph-rsid="000fcb0b" style:font-size-asian="18pt" style:font-size-complex="18pt"/>
    </style:style>
    <style:style style:name="P94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P95" style:family="paragraph" style:parent-style-name="Table_20_Contents">
      <style:paragraph-properties fo:text-align="start" style:justify-single-word="false"/>
      <style:text-properties fo:font-size="10.5pt" officeooo:rsid="000fcb0b" style:font-name-asian="华文黑体" style:font-size-asian="10.5pt" style:font-size-complex="10.5pt"/>
    </style:style>
    <style:style style:name="P96" style:family="paragraph" style:parent-style-name="Table_20_Contents">
      <style:paragraph-properties fo:text-align="start" style:justify-single-word="false"/>
      <style:text-properties fo:font-size="10.5pt" style:font-name-asian="华文黑体" style:font-size-asian="10.5pt" style:font-size-complex="10.5pt"/>
    </style:style>
    <style:style style:name="P97" style:family="paragraph" style:parent-style-name="Table_20_Contents">
      <style:paragraph-properties fo:text-align="start" style:justify-single-word="false"/>
      <style:text-properties fo:font-size="10.5pt" officeooo:rsid="0010aa69" officeooo:paragraph-rsid="0010aa69" style:font-name-asian="华文黑体" style:font-size-asian="10.5pt" style:font-size-complex="10.5pt"/>
    </style:style>
    <style:style style:name="P98" style:family="paragraph" style:parent-style-name="Table_20_Contents">
      <style:text-properties officeooo:paragraph-rsid="0038be87"/>
    </style:style>
    <style:style style:name="P99" style:family="paragraph" style:parent-style-name="Table_20_Contents">
      <style:text-properties officeooo:rsid="003a20b6" officeooo:paragraph-rsid="003a20b6"/>
    </style:style>
    <style:style style:name="P100" style:family="paragraph" style:parent-style-name="Standard">
      <style:text-properties officeooo:paragraph-rsid="000d5fa4"/>
    </style:style>
    <style:style style:name="P101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3844ee" style:font-name-asian="SimSun" style:font-size-asian="10.5pt" style:font-weight-asian="bold" style:font-size-complex="10.5pt" style:font-weight-complex="bold"/>
    </style:style>
    <style:style style:name="P102" style:family="paragraph" style:parent-style-name="Standard">
      <style:text-properties style:font-name="SimSun" fo:font-size="10.5pt" fo:font-weight="bold" officeooo:rsid="00242511" officeooo:paragraph-rsid="003844ee" style:font-name-asian="SimSun" style:font-size-asian="10.5pt" style:font-weight-asian="bold" style:font-size-complex="10.5pt" style:font-weight-complex="bold"/>
    </style:style>
    <style:style style:name="P103" style:family="paragraph" style:parent-style-name="Standard">
      <style:text-properties style:font-name="SimSun" fo:font-size="10.5pt" fo:font-weight="bold" officeooo:rsid="007e5555" officeooo:paragraph-rsid="003844ee" style:font-name-asian="SimSun" style:font-size-asian="10.5pt" style:font-weight-asian="bold" style:font-size-complex="10.5pt" style:font-weight-complex="bold"/>
    </style:style>
    <style:style style:name="P104" style:family="paragraph" style:parent-style-name="Standard">
      <style:text-properties style:font-name="SimSun" fo:font-size="10.5pt" fo:font-weight="bold" officeooo:rsid="007f7c52" officeooo:paragraph-rsid="003844ee" style:font-name-asian="SimSun" style:font-size-asian="10.5pt" style:font-weight-asian="bold" style:font-size-complex="10.5pt" style:font-weight-complex="bold"/>
    </style:style>
    <style:style style:name="P105" style:family="paragraph" style:parent-style-name="Standard">
      <style:text-properties style:font-name="SimSun" fo:font-size="10.5pt" fo:font-weight="bold" officeooo:rsid="00813f0c" officeooo:paragraph-rsid="003844ee" style:font-name-asian="SimSun" style:font-size-asian="10.5pt" style:font-weight-asian="bold" style:font-size-complex="10.5pt" style:font-weight-complex="bold"/>
    </style:style>
    <style:style style:name="P106" style:family="paragraph" style:parent-style-name="Standard">
      <style:text-properties style:font-name="SimSun" fo:font-size="10.5pt" fo:font-weight="normal" officeooo:rsid="007e5555" officeooo:paragraph-rsid="003844ee" style:font-name-asian="SimSun" style:font-size-asian="10.5pt" style:font-weight-asian="normal" style:font-size-complex="10.5pt" style:font-weight-complex="normal"/>
    </style:style>
    <style:style style:name="P107" style:family="paragraph" style:parent-style-name="Standard">
      <style:text-properties style:font-name="SimSun" fo:font-size="10.5pt" fo:font-weight="normal" officeooo:rsid="007f7c52" officeooo:paragraph-rsid="003844ee" style:font-name-asian="SimSun" style:font-size-asian="10.5pt" style:font-weight-asian="normal" style:font-size-complex="10.5pt" style:font-weight-complex="normal"/>
    </style:style>
    <style:style style:name="P108" style:family="paragraph" style:parent-style-name="Standard">
      <style:text-properties style:font-name="SimSun" fo:font-size="16pt" fo:font-weight="normal" officeooo:rsid="005e3390" officeooo:paragraph-rsid="003844ee" style:font-name-asian="SimSun" style:font-size-asian="10.5pt" style:font-weight-asian="normal" style:font-size-complex="16pt" style:font-weight-complex="normal"/>
    </style:style>
    <style:style style:name="P109" style:family="paragraph" style:parent-style-name="Standard">
      <style:text-properties style:font-name="SimSun" fo:font-size="16pt" fo:font-weight="bold" officeooo:rsid="005e3390" officeooo:paragraph-rsid="003844ee" style:font-name-asian="SimSun" style:font-size-asian="10.5pt" style:font-weight-asian="bold" style:font-size-complex="16pt" style:font-weight-complex="bold"/>
    </style:style>
    <style:style style:name="P110" style:family="paragraph" style:parent-style-name="Standard">
      <style:text-properties fo:font-size="10.5pt" officeooo:rsid="00016671" officeooo:paragraph-rsid="003844ee" style:font-size-asian="10.5pt" style:font-size-complex="10.5pt"/>
    </style:style>
    <style:style style:name="P111" style:family="paragraph" style:parent-style-name="Standard">
      <style:text-properties fo:font-size="10.5pt" officeooo:rsid="0006c691" officeooo:paragraph-rsid="003844ee" style:font-size-asian="10.5pt" style:font-size-complex="10.5pt"/>
    </style:style>
    <style:style style:name="P112" style:family="paragraph" style:parent-style-name="Standard">
      <style:text-properties fo:font-size="10.5pt" officeooo:rsid="0001bd62" officeooo:paragraph-rsid="003844ee" style:font-size-asian="10.5pt" style:font-size-complex="10.5pt"/>
    </style:style>
    <style:style style:name="P113" style:family="paragraph" style:parent-style-name="Standard">
      <style:text-properties fo:font-size="10.5pt" officeooo:rsid="0007e50c" officeooo:paragraph-rsid="003844ee" style:font-size-asian="10.5pt" style:font-size-complex="10.5pt"/>
    </style:style>
    <style:style style:name="P114" style:family="paragraph" style:parent-style-name="Standard">
      <style:text-properties fo:font-size="10.5pt" officeooo:rsid="00021a14" officeooo:paragraph-rsid="003844ee" style:font-size-asian="10.5pt" style:font-size-complex="10.5pt"/>
    </style:style>
    <style:style style:name="P115" style:family="paragraph" style:parent-style-name="Standard">
      <style:paragraph-properties fo:line-height="175%" fo:text-align="justify" style:justify-single-word="false"/>
      <style:text-properties fo:font-size="10.5pt" officeooo:paragraph-rsid="003844ee" style:font-size-asian="10.5pt" style:font-size-complex="10.5pt"/>
    </style:style>
    <style:style style:name="P116" style:family="paragraph" style:parent-style-name="Standard">
      <style:text-properties fo:font-size="10.5pt" officeooo:paragraph-rsid="003844ee" style:font-size-asian="10.5pt" style:font-size-complex="10.5pt"/>
    </style:style>
    <style:style style:name="P117" style:family="paragraph" style:parent-style-name="Standard">
      <style:paragraph-properties fo:line-height="175%" fo:text-align="justify" style:justify-single-word="false"/>
      <style:text-properties fo:font-size="10.5pt" officeooo:rsid="006f2f04" officeooo:paragraph-rsid="003844ee" style:font-name-asian="SimSun" style:font-size-asian="12pt" style:font-weight-asian="bold" style:font-size-complex="10.5pt"/>
    </style:style>
    <style:style style:name="P118" style:family="paragraph" style:parent-style-name="Standard">
      <style:paragraph-properties fo:line-height="175%" fo:text-align="justify" style:justify-single-word="false"/>
      <style:text-properties fo:font-size="10.5pt" officeooo:rsid="00016671" officeooo:paragraph-rsid="003844ee" style:font-name-asian="方正苏新诗柳楷简体" style:font-size-asian="10.5pt" style:font-size-complex="10.5pt"/>
    </style:style>
    <style:style style:name="P119" style:family="paragraph" style:parent-style-name="Standard">
      <style:text-properties fo:font-size="10.5pt" officeooo:rsid="0007e50c" officeooo:paragraph-rsid="003844ee" style:font-name-asian="方正苏新诗柳楷简体" style:font-size-asian="10.5pt" style:font-size-complex="10.5pt"/>
    </style:style>
    <style:style style:name="P120" style:family="paragraph" style:parent-style-name="Standard">
      <style:text-properties fo:font-size="10.5pt" officeooo:rsid="0007e50c" officeooo:paragraph-rsid="003844ee" style:font-name-asian="华文黑体" style:font-size-asian="10.5pt" style:font-size-complex="10.5pt"/>
    </style:style>
    <style:style style:name="P121" style:family="paragraph" style:parent-style-name="Standard">
      <style:paragraph-properties fo:line-height="175%" fo:text-align="start" style:justify-single-word="false"/>
      <style:text-properties officeooo:paragraph-rsid="003844ee"/>
    </style:style>
    <style:style style:name="P122" style:family="paragraph" style:parent-style-name="Standard">
      <style:text-properties style:font-name="华文黑体" fo:font-size="10.5pt" officeooo:rsid="0009b383" officeooo:paragraph-rsid="003844ee" style:font-name-asian="华文黑体" style:font-size-asian="10.5pt" style:font-size-complex="10.5pt"/>
    </style:style>
    <style:style style:name="P123" style:family="paragraph" style:parent-style-name="Standard">
      <style:text-properties style:font-name="Liberation Serif" fo:font-size="10.5pt" officeooo:rsid="0009b383" officeooo:paragraph-rsid="003844ee" style:font-name-asian="Liberation Serif" style:font-size-asian="10.5pt" style:font-size-complex="10.5pt"/>
    </style:style>
    <style:style style:name="P124" style:family="paragraph" style:parent-style-name="Standard">
      <style:text-properties style:font-name="Liberation Serif" fo:font-size="10.5pt" officeooo:rsid="008380e2" officeooo:paragraph-rsid="003844ee" style:font-name-asian="Liberation Serif" style:font-size-asian="10.5pt" style:font-size-complex="10.5pt"/>
    </style:style>
    <style:style style:name="P125" style:family="paragraph" style:parent-style-name="Standard">
      <style:text-properties style:font-name="Liberation Serif" fo:font-size="10.5pt" officeooo:rsid="0083d65c" officeooo:paragraph-rsid="003844ee" style:font-name-asian="Liberation Serif" style:font-size-asian="10.5pt" style:font-size-complex="10.5pt"/>
    </style:style>
    <style:style style:name="P126" style:family="paragraph" style:parent-style-name="Standard">
      <style:text-properties style:font-name="Liberation Serif" fo:font-size="10.5pt" officeooo:rsid="0077981a" officeooo:paragraph-rsid="003844ee" style:font-name-asian="Liberation Serif" style:font-size-asian="10.5pt" style:font-size-complex="10.5pt"/>
    </style:style>
    <style:style style:name="P127" style:family="paragraph" style:parent-style-name="Standard">
      <style:text-properties style:font-name="Liberation Serif" fo:font-size="10.5pt" officeooo:rsid="00783631" officeooo:paragraph-rsid="003844ee" style:font-name-asian="Liberation Serif" style:font-size-asian="10.5pt" style:font-size-complex="10.5pt"/>
    </style:style>
    <style:style style:name="P128" style:family="paragraph" style:parent-style-name="Standard">
      <style:text-properties style:font-name="Liberation Serif" fo:font-size="10.5pt" officeooo:rsid="007e0a04" officeooo:paragraph-rsid="003844ee" style:font-name-asian="Liberation Serif" style:font-size-asian="10.5pt" style:font-size-complex="10.5pt"/>
    </style:style>
    <style:style style:name="P129" style:family="paragraph" style:parent-style-name="Standard">
      <style:text-properties style:font-name="Liberation Serif" fo:font-size="10.5pt" officeooo:rsid="000cd07d" officeooo:paragraph-rsid="003844ee" style:font-name-asian="Liberation Serif" style:font-size-asian="10.5pt" style:font-size-complex="10.5pt"/>
    </style:style>
    <style:style style:name="P130" style:family="paragraph" style:parent-style-name="Standard">
      <style:text-properties style:font-name="Liberation Serif" fo:font-size="10.5pt" fo:font-weight="bold" officeooo:rsid="0009b383" officeooo:paragraph-rsid="003844ee" style:font-name-asian="Liberation Serif" style:font-size-asian="10.5pt" style:font-weight-asian="bold" style:font-size-complex="10.5pt" style:font-weight-complex="bold"/>
    </style:style>
    <style:style style:name="P131" style:family="paragraph" style:parent-style-name="Standard">
      <style:text-properties fo:font-size="16pt" officeooo:rsid="005e3390" officeooo:paragraph-rsid="003844ee" style:font-name-asian="SimSun" style:font-size-asian="10.5pt" style:font-size-complex="16pt"/>
    </style:style>
    <style:style style:name="P132" style:family="paragraph" style:parent-style-name="Standard">
      <style:text-properties officeooo:paragraph-rsid="0038be87"/>
    </style:style>
    <style:style style:name="P133" style:family="paragraph" style:parent-style-name="Horizontal_20_Line">
      <style:text-properties fo:font-size="13.6999998092651pt" officeooo:rsid="0024870d" officeooo:paragraph-rsid="0024870d" style:font-size-asian="12pt" style:font-size-complex="13.6999998092651pt"/>
    </style:style>
    <style:style style:name="P134" style:family="paragraph" style:parent-style-name="Text_20_body">
      <loext:graphic-properties draw:fill="none"/>
      <style:paragraph-properties fo:margin-left="-0.7cm" fo:margin-right="-0.801cm" fo:margin-top="0cm" fo:margin-bottom="0.247cm" loext:contextual-spacing="false" fo:line-height="120%" fo:text-indent="0cm" style:auto-text-indent="false" fo:background-color="transparent"/>
      <style:text-properties officeooo:paragraph-rsid="0038be87"/>
    </style:style>
    <style:style style:name="P13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3d5897" officeooo:paragraph-rsid="003d5897" style:font-name-asian="Microsoft YaHei" style:font-size-asian="10.5pt" style:font-style-asian="normal" style:font-weight-asian="normal"/>
    </style:style>
    <style:style style:name="P13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3d5897" officeooo:paragraph-rsid="003d5897"/>
    </style:style>
    <style:style style:name="P137" style:family="paragraph" style:parent-style-name="Text_20_body">
      <style:paragraph-properties fo:margin-top="0cm" fo:margin-bottom="0.499cm" loext:contextual-spacing="false" fo:text-align="start" style:justify-single-word="false"/>
      <style:text-properties fo:color="#ff0000" officeooo:paragraph-rsid="00375c33" style:font-size-asian="10.5pt"/>
    </style:style>
    <style:style style:name="P138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d59d6"/>
    </style:style>
    <style:style style:name="T1" style:family="text">
      <style:text-properties fo:font-size="10.5pt"/>
    </style:style>
    <style:style style:name="T2" style:family="text">
      <style:text-properties fo:font-size="10.5pt" fo:font-weight="bold"/>
    </style:style>
    <style:style style:name="T3" style:family="text">
      <style:text-properties fo:font-size="10.5pt" fo:font-weight="bold" style:font-size-asian="10.5pt"/>
    </style:style>
    <style:style style:name="T4" style:family="text">
      <style:text-properties fo:font-size="10.5pt" fo:font-weight="bold" officeooo:rsid="0017649a" style:font-size-asian="10.5pt"/>
    </style:style>
    <style:style style:name="T5" style:family="text">
      <style:text-properties fo:font-size="10.5pt" fo:font-weight="bold" officeooo:rsid="00196980" style:font-size-asian="10.5pt"/>
    </style:style>
    <style:style style:name="T6" style:family="text">
      <style:text-properties fo:font-size="10.5pt" fo:font-weight="bold" officeooo:rsid="001ab18b" style:font-size-asian="10.5pt"/>
    </style:style>
    <style:style style:name="T7" style:family="text">
      <style:text-properties fo:font-size="10.5pt" fo:font-weight="bold" officeooo:rsid="002600dc" style:font-size-asian="10.5pt"/>
    </style:style>
    <style:style style:name="T8" style:family="text">
      <style:text-properties fo:font-size="10.5pt" officeooo:rsid="000fba5f"/>
    </style:style>
    <style:style style:name="T9" style:family="text">
      <style:text-properties fo:font-size="10.5pt" officeooo:rsid="0012f08f"/>
    </style:style>
    <style:style style:name="T10" style:family="text">
      <style:text-properties fo:font-size="10.5pt" style:font-size-asian="10.5pt"/>
    </style:style>
    <style:style style:name="T11" style:family="text">
      <style:text-properties fo:font-size="10.5pt" officeooo:rsid="0012f08f" style:font-size-asian="10.5pt"/>
    </style:style>
    <style:style style:name="T12" style:family="text">
      <style:text-properties fo:font-size="10.5pt" officeooo:rsid="000b6d0c" style:font-size-asian="10.5pt"/>
    </style:style>
    <style:style style:name="T13" style:family="text">
      <style:text-properties fo:font-size="10.5pt" officeooo:rsid="00135c1a" style:font-size-asian="10.5pt"/>
    </style:style>
    <style:style style:name="T14" style:family="text">
      <style:text-properties fo:font-size="10.5pt" officeooo:rsid="0013e95d" style:font-size-asian="10.5pt"/>
    </style:style>
    <style:style style:name="T15" style:family="text">
      <style:text-properties fo:font-size="10.5pt" officeooo:rsid="0013fef0" style:font-size-asian="10.5pt"/>
    </style:style>
    <style:style style:name="T16" style:family="text">
      <style:text-properties fo:font-size="10.5pt" officeooo:rsid="0018a85d" style:font-size-asian="10.5pt"/>
    </style:style>
    <style:style style:name="T17" style:family="text">
      <style:text-properties fo:font-size="10.5pt" officeooo:rsid="00196980" style:font-size-asian="10.5pt"/>
    </style:style>
    <style:style style:name="T18" style:family="text">
      <style:text-properties fo:font-size="10.5pt" officeooo:rsid="001c14b4" style:font-size-asian="10.5pt"/>
    </style:style>
    <style:style style:name="T19" style:family="text">
      <style:text-properties fo:font-size="10.5pt" officeooo:rsid="0018db4d" style:font-size-asian="10.5pt"/>
    </style:style>
    <style:style style:name="T20" style:family="text">
      <style:text-properties fo:font-size="10.5pt" officeooo:rsid="002342b2" style:font-size-asian="10.5pt"/>
    </style:style>
    <style:style style:name="T21" style:family="text">
      <style:text-properties fo:font-size="10.5pt" officeooo:rsid="002a0199" style:font-size-asian="10.5pt"/>
    </style:style>
    <style:style style:name="T22" style:family="text">
      <style:text-properties fo:font-size="10.5pt" officeooo:rsid="00311e4e" style:font-size-asian="10.5pt"/>
    </style:style>
    <style:style style:name="T23" style:family="text">
      <style:text-properties fo:font-size="10.5pt" officeooo:rsid="00312ea9" style:font-size-asian="10.5pt"/>
    </style:style>
    <style:style style:name="T24" style:family="text">
      <style:text-properties fo:font-size="10.5pt" officeooo:rsid="00358698" style:font-size-asian="10.5pt"/>
    </style:style>
    <style:style style:name="T25" style:family="text">
      <style:text-properties fo:font-size="10.5pt" officeooo:rsid="002a0199"/>
    </style:style>
    <style:style style:name="T26" style:family="text">
      <style:text-properties fo:font-size="10.5pt" officeooo:rsid="00311e4e"/>
    </style:style>
    <style:style style:name="T27" style:family="text">
      <style:text-properties fo:font-size="10.5pt" officeooo:rsid="0046ee1c"/>
    </style:style>
    <style:style style:name="T28" style:family="text">
      <style:text-properties fo:font-size="10.5pt" fo:font-weight="normal" officeooo:rsid="007f7c52" style:font-weight-asian="normal" style:font-size-complex="10.5pt" style:font-weight-complex="normal"/>
    </style:style>
    <style:style style:name="T29" style:family="text">
      <style:text-properties style:font-size-asian="10.5pt"/>
    </style:style>
    <style:style style:name="T30" style:family="text">
      <style:text-properties officeooo:rsid="000e9738" style:font-size-asian="10.5pt"/>
    </style:style>
    <style:style style:name="T31" style:family="text">
      <style:text-properties officeooo:rsid="002342b2" style:font-size-asian="10.5pt"/>
    </style:style>
    <style:style style:name="T32" style:family="text">
      <style:text-properties officeooo:rsid="002d5937" style:font-size-asian="10.5pt"/>
    </style:style>
    <style:style style:name="T33" style:family="text">
      <style:text-properties officeooo:rsid="00312ea9" style:font-size-asian="10.5pt"/>
    </style:style>
    <style:style style:name="T34" style:family="text">
      <style:text-properties style:font-name="Microsoft YaHei" fo:font-size="10.5pt" fo:font-style="normal" fo:font-weight="normal"/>
    </style:style>
    <style:style style:name="T35" style:family="text">
      <style:text-properties style:font-name="Microsoft YaHei" fo:font-size="10.5pt" fo:font-style="normal" fo:font-weight="normal" officeooo:rsid="000be1ba"/>
    </style:style>
    <style:style style:name="T36" style:family="text">
      <style:text-properties style:font-name="Microsoft YaHei" fo:font-size="10.5pt" fo:font-style="normal" fo:font-weight="normal" style:font-name-asian="Microsoft YaHei" style:font-size-asian="10.5pt" style:font-style-asian="normal" style:font-weight-asian="normal"/>
    </style:style>
    <style:style style:name="T37" style:family="text">
      <style:text-properties style:font-name="Microsoft YaHei" fo:font-size="10.5pt" fo:font-style="normal" fo:font-weight="normal" officeooo:rsid="000be1ba" style:font-name-asian="Microsoft YaHei" style:font-size-asian="10.5pt" style:font-style-asian="normal" style:font-weight-asian="normal"/>
    </style:style>
    <style:style style:name="T38" style:family="text">
      <style:text-properties style:font-name="Microsoft YaHei" fo:font-size="10.5pt" fo:font-style="normal" fo:font-weight="normal" officeooo:rsid="000d59d6" style:font-name-asian="Microsoft YaHei" style:font-size-asian="10.5pt" style:font-style-asian="normal" style:font-weight-asian="normal"/>
    </style:style>
    <style:style style:name="T39" style:family="text">
      <style:text-properties style:font-name="Microsoft YaHei" fo:font-size="10.5pt" fo:font-style="normal" fo:font-weight="normal" officeooo:rsid="0010acb8" style:font-name-asian="Microsoft YaHei" style:font-size-asian="10.5pt" style:font-style-asian="normal" style:font-weight-asian="normal"/>
    </style:style>
    <style:style style:name="T40" style:family="text">
      <style:text-properties style:font-name="Microsoft YaHei" fo:font-size="10.5pt" fo:font-style="normal" fo:font-weight="normal" officeooo:rsid="001c3d34" style:font-name-asian="Microsoft YaHei" style:font-size-asian="10.5pt" style:font-style-asian="normal" style:font-weight-asian="normal"/>
    </style:style>
    <style:style style:name="T41" style:family="text">
      <style:text-properties style:font-name="Microsoft YaHei" fo:font-size="10.5pt" fo:font-style="normal" fo:font-weight="normal" officeooo:rsid="001da501" style:font-name-asian="Microsoft YaHei" style:font-size-asian="10.5pt" style:font-style-asian="normal" style:font-weight-asian="normal"/>
    </style:style>
    <style:style style:name="T42" style:family="text">
      <style:text-properties style:font-name="Microsoft YaHei" fo:font-size="10.5pt" fo:font-style="normal" fo:font-weight="normal" officeooo:rsid="001b1a8a" style:font-name-asian="Microsoft YaHei" style:font-size-asian="10.5pt" style:font-style-asian="normal" style:font-weight-asian="normal"/>
    </style:style>
    <style:style style:name="T43" style:family="text">
      <style:text-properties style:font-name="Microsoft YaHei" fo:font-size="10.5pt" fo:font-style="normal" fo:font-weight="normal" officeooo:rsid="003ebf01"/>
    </style:style>
    <style:style style:name="T44" style:family="text">
      <style:text-properties style:font-name-asian="Microsoft YaHei" style:font-size-asian="10.5pt" style:font-style-asian="normal" style:font-weight-asian="normal"/>
    </style:style>
    <style:style style:name="T45" style:family="text">
      <style:text-properties officeooo:rsid="000be1ba" style:font-name-asian="Microsoft YaHei" style:font-size-asian="10.5pt" style:font-style-asian="normal" style:font-weight-asian="normal"/>
    </style:style>
    <style:style style:name="T46" style:family="text">
      <style:text-properties officeooo:rsid="000d59d6" style:font-name-asian="Microsoft YaHei" style:font-size-asian="10.5pt" style:font-style-asian="normal" style:font-weight-asian="normal"/>
    </style:style>
    <style:style style:name="T47" style:family="text">
      <style:text-properties officeooo:rsid="000fcb0b"/>
    </style:style>
    <style:style style:name="T48" style:family="text">
      <style:text-properties officeooo:rsid="0010aa69"/>
    </style:style>
    <style:style style:name="T49" style:family="text">
      <style:text-properties officeooo:rsid="0012f08f"/>
    </style:style>
    <style:style style:name="T50" style:family="text">
      <style:text-properties officeooo:rsid="00157d2d"/>
    </style:style>
    <style:style style:name="T51" style:family="text">
      <style:text-properties officeooo:rsid="00233f8f"/>
    </style:style>
    <style:style style:name="T52" style:family="text">
      <style:text-properties fo:color="#800000"/>
    </style:style>
    <style:style style:name="T53" style:family="text">
      <style:text-properties fo:color="#800000" officeooo:rsid="00157d2d"/>
    </style:style>
    <style:style style:name="T54" style:family="text">
      <style:text-properties officeooo:rsid="00159355"/>
    </style:style>
    <style:style style:name="T55" style:family="text">
      <style:text-properties officeooo:rsid="001ab18b"/>
    </style:style>
    <style:style style:name="T56" style:family="text">
      <style:text-properties officeooo:rsid="0013fef0"/>
    </style:style>
    <style:style style:name="T57" style:family="text">
      <style:text-properties officeooo:rsid="0018db4d"/>
    </style:style>
    <style:style style:name="T58" style:family="text">
      <style:text-properties fo:color="#000000"/>
    </style:style>
    <style:style style:name="T59" style:family="text">
      <style:text-properties fo:color="#000000" fo:font-size="10.5pt" officeooo:rsid="0018db4d" style:font-size-asian="10.5pt"/>
    </style:style>
    <style:style style:name="T60" style:family="text">
      <style:text-properties fo:color="#000000" fo:font-size="10.5pt" fo:font-weight="bold" style:font-size-asian="10.5pt"/>
    </style:style>
    <style:style style:name="T61" style:family="text">
      <style:text-properties fo:color="#000000" fo:font-size="10.5pt" fo:font-weight="bold" officeooo:rsid="001ab18b" style:font-size-asian="10.5pt"/>
    </style:style>
    <style:style style:name="T62" style:family="text">
      <style:text-properties fo:color="#000000" officeooo:rsid="00157d2d"/>
    </style:style>
    <style:style style:name="T63" style:family="text">
      <style:text-properties fo:color="#000000" officeooo:rsid="002b97f3"/>
    </style:style>
    <style:style style:name="T64" style:family="text">
      <style:text-properties fo:color="#000000" officeooo:rsid="00234777"/>
    </style:style>
    <style:style style:name="T65" style:family="text">
      <style:text-properties fo:color="#000000" officeooo:rsid="002d5937"/>
    </style:style>
    <style:style style:name="T66" style:family="text">
      <style:text-properties fo:color="#000000" officeooo:rsid="001e3035"/>
    </style:style>
    <style:style style:name="T67" style:family="text">
      <style:text-properties fo:color="#000000" officeooo:rsid="00312ea9"/>
    </style:style>
    <style:style style:name="T68" style:family="text">
      <style:text-properties fo:color="#000000" style:font-name="SimSun" fo:font-size="10.5pt" officeooo:rsid="00265e91" style:font-name-asian="SimSun" style:font-size-asian="10.5pt"/>
    </style:style>
    <style:style style:name="T69" style:family="text">
      <style:text-properties fo:color="#000000" officeooo:rsid="003d5897"/>
    </style:style>
    <style:style style:name="T70" style:family="text">
      <style:text-properties officeooo:rsid="001e3035"/>
    </style:style>
    <style:style style:name="T71" style:family="text">
      <style:text-properties officeooo:rsid="001fc45e"/>
    </style:style>
    <style:style style:name="T72" style:family="text">
      <style:text-properties officeooo:rsid="002171d9"/>
    </style:style>
    <style:style style:name="T73" style:family="text">
      <style:text-properties officeooo:rsid="00223db7"/>
    </style:style>
    <style:style style:name="T74" style:family="text">
      <style:text-properties officeooo:rsid="00225874"/>
    </style:style>
    <style:style style:name="T75" style:family="text">
      <style:text-properties officeooo:rsid="002342b2"/>
    </style:style>
    <style:style style:name="T76" style:family="text">
      <style:text-properties fo:font-size="12pt" fo:font-weight="normal" officeooo:rsid="0024870d" style:font-size-asian="12pt" style:font-weight-asian="normal" style:font-size-complex="12pt" style:font-weight-complex="normal"/>
    </style:style>
    <style:style style:name="T77" style:family="text">
      <style:text-properties officeooo:rsid="00189ce9"/>
    </style:style>
    <style:style style:name="T78" style:family="text">
      <style:text-properties officeooo:rsid="0010acb8"/>
    </style:style>
    <style:style style:name="T79" style:family="text">
      <style:text-properties officeooo:rsid="0010f43d"/>
    </style:style>
    <style:style style:name="T80" style:family="text">
      <style:text-properties officeooo:rsid="000d6fbd"/>
    </style:style>
    <style:style style:name="T81" style:family="text">
      <style:text-properties officeooo:rsid="0011d01d"/>
    </style:style>
    <style:style style:name="T82" style:family="text">
      <style:text-properties officeooo:rsid="001387d4"/>
    </style:style>
    <style:style style:name="T83" style:family="text">
      <style:text-properties officeooo:rsid="00151f68"/>
    </style:style>
    <style:style style:name="T84" style:family="text">
      <style:text-properties fo:font-size="14pt" fo:font-weight="bold" style:font-size-asian="14pt" style:font-weight-asian="bold" style:font-size-complex="14pt" style:font-weight-complex="bold"/>
    </style:style>
    <style:style style:name="T85" style:family="text">
      <style:text-properties officeooo:rsid="001117a3"/>
    </style:style>
    <style:style style:name="T86" style:family="text">
      <style:text-properties officeooo:rsid="002943f7"/>
    </style:style>
    <style:style style:name="T87" style:family="text">
      <style:text-properties officeooo:rsid="0011d2c5"/>
    </style:style>
    <style:style style:name="T88" style:family="text">
      <style:text-properties officeooo:rsid="00121af6"/>
    </style:style>
    <style:style style:name="T89" style:family="text">
      <style:text-properties officeooo:rsid="0012722f"/>
    </style:style>
    <style:style style:name="T90" style:family="text">
      <style:text-properties officeooo:rsid="0013db09"/>
    </style:style>
    <style:style style:name="T91" style:family="text">
      <style:text-properties officeooo:rsid="0020b504"/>
    </style:style>
    <style:style style:name="T92" style:family="text">
      <style:text-properties officeooo:rsid="002a0199"/>
    </style:style>
    <style:style style:name="T93" style:family="text">
      <style:text-properties officeooo:rsid="002b97f3"/>
    </style:style>
    <style:style style:name="T94" style:family="text">
      <style:text-properties officeooo:rsid="002d5937"/>
    </style:style>
    <style:style style:name="T95" style:family="text">
      <style:text-properties officeooo:rsid="00311e4e"/>
    </style:style>
    <style:style style:name="T96" style:family="text">
      <style:text-properties officeooo:rsid="00312ea9"/>
    </style:style>
    <style:style style:name="T97" style:family="text">
      <style:text-properties officeooo:rsid="001da501"/>
    </style:style>
    <style:style style:name="T98" style:family="text">
      <style:text-properties officeooo:rsid="0020b605"/>
    </style:style>
    <style:style style:name="T99" style:family="text">
      <style:text-properties officeooo:rsid="001e6a7b"/>
    </style:style>
    <style:style style:name="T100" style:family="text">
      <style:text-properties officeooo:rsid="001b8902"/>
    </style:style>
    <style:style style:name="T101" style:family="text">
      <style:text-properties officeooo:rsid="0016e7c7"/>
    </style:style>
    <style:style style:name="T102" style:family="text">
      <style:text-properties officeooo:rsid="00194671"/>
    </style:style>
    <style:style style:name="T103" style:family="text">
      <style:text-properties officeooo:rsid="001a09f3"/>
    </style:style>
    <style:style style:name="T104" style:family="text">
      <style:text-properties officeooo:rsid="001c3d34"/>
    </style:style>
    <style:style style:name="T105" style:family="text">
      <style:text-properties style:font-name="SimSun" fo:font-size="12pt" fo:font-weight="bold"/>
    </style:style>
    <style:style style:name="T106" style:family="text">
      <style:text-properties style:font-name="SimSun" fo:font-size="12pt" fo:font-weight="bold" officeooo:rsid="000cd07d"/>
    </style:style>
    <style:style style:name="T107" style:family="text">
      <style:text-properties style:font-name="SimSun" fo:font-size="12pt" fo:font-weight="bold" officeooo:rsid="00016671"/>
    </style:style>
    <style:style style:name="T108" style:family="text">
      <style:text-properties style:font-name="SimSun" fo:font-size="12pt" fo:font-weight="bold" style:font-weight-complex="bold"/>
    </style:style>
    <style:style style:name="T109" style:family="text">
      <style:text-properties style:font-name="SimSun" fo:font-size="12pt" fo:font-weight="bold" officeooo:rsid="000a380e" style:font-weight-complex="bold"/>
    </style:style>
    <style:style style:name="T110" style:family="text">
      <style:text-properties style:font-name="SimSun" fo:font-size="12pt" fo:font-weight="bold" officeooo:rsid="00242511"/>
    </style:style>
    <style:style style:name="T111" style:family="text">
      <style:text-properties style:font-name="SimSun" fo:font-size="12pt" fo:font-weight="bold" officeooo:rsid="00242511" style:font-name-asian="方正苏新诗柳楷简体"/>
    </style:style>
    <style:style style:name="T112" style:family="text">
      <style:text-properties style:font-name="SimSun" fo:font-size="12pt" fo:font-weight="bold" officeooo:rsid="00021a14" style:font-name-asian="方正苏新诗柳楷简体"/>
    </style:style>
    <style:style style:name="T113" style:family="text">
      <style:text-properties style:font-name="SimSun" fo:font-size="10.5pt" officeooo:rsid="0046ee1c"/>
    </style:style>
    <style:style style:name="T114" style:family="text">
      <style:text-properties style:font-name="SimSun" fo:font-size="10.5pt" officeooo:rsid="007f7c52"/>
    </style:style>
    <style:style style:name="T115" style:family="text">
      <style:text-properties style:font-name="SimSun" fo:font-size="10.5pt" fo:font-weight="normal" officeooo:rsid="007f7c52" style:font-weight-asian="normal" style:font-size-complex="10.5pt" style:font-weight-complex="normal"/>
    </style:style>
    <style:style style:name="T116" style:family="text">
      <style:text-properties style:font-name="SimSun" fo:font-size="10.5pt" fo:font-weight="normal" officeooo:rsid="007e5555" style:font-weight-asian="normal" style:font-size-complex="10.5pt" style:font-weight-complex="normal"/>
    </style:style>
    <style:style style:name="T117" style:family="text">
      <style:text-properties style:font-name="SimSun" fo:font-size="10.5pt" officeooo:rsid="00813f0c"/>
    </style:style>
    <style:style style:name="T118" style:family="text">
      <style:text-properties style:font-name="SimSun" fo:font-size="10.5pt" officeooo:rsid="00444d06" style:font-name-asian="SimSun" style:font-size-asian="10.5pt"/>
    </style:style>
    <style:style style:name="T119" style:family="text">
      <style:text-properties style:font-name="SimSun" fo:font-size="10.5pt" officeooo:rsid="0046ee1c" style:font-name-asian="SimSun" style:font-size-asian="10.5pt"/>
    </style:style>
    <style:style style:name="T120" style:family="text">
      <style:text-properties style:font-name="SimSun" fo:font-size="10.5pt" officeooo:rsid="0045d016" style:font-name-asian="SimSun" style:font-size-asian="10.5pt"/>
    </style:style>
    <style:style style:name="T121" style:family="text">
      <style:text-properties style:font-name="SimSun" fo:font-size="10.5pt" officeooo:rsid="003c75ed" style:font-name-asian="SimSun" style:font-size-asian="10.5pt"/>
    </style:style>
    <style:style style:name="T122" style:family="text">
      <style:text-properties style:font-name="SimSun" fo:font-size="10.5pt" officeooo:rsid="00265e91" style:font-name-asian="SimSun" style:font-size-asian="10.5pt"/>
    </style:style>
    <style:style style:name="T123" style:family="text">
      <style:text-properties style:font-name-asian="SimSun" style:font-size-asian="12pt" style:font-weight-asian="bold"/>
    </style:style>
    <style:style style:name="T124" style:family="text">
      <style:text-properties officeooo:rsid="000cd07d" style:font-name-asian="SimSun" style:font-size-asian="12pt" style:font-weight-asian="bold"/>
    </style:style>
    <style:style style:name="T125" style:family="text">
      <style:text-properties officeooo:rsid="00016671" style:font-name-asian="SimSun" style:font-size-asian="12pt" style:font-weight-asian="bold"/>
    </style:style>
    <style:style style:name="T126" style:family="text">
      <style:text-properties style:font-name="Calibri" fo:font-size="12pt" fo:font-weight="bold" officeooo:rsid="000cd07d"/>
    </style:style>
    <style:style style:name="T127" style:family="text">
      <style:text-properties style:font-name="Calibri" officeooo:rsid="00021a14" style:font-name-asian="SimSun" style:font-size-asian="12pt" style:font-weight-asian="bold"/>
    </style:style>
    <style:style style:name="T128" style:family="text">
      <style:text-properties officeooo:rsid="000cd07d"/>
    </style:style>
    <style:style style:name="T129" style:family="text">
      <style:text-properties officeooo:rsid="00016671"/>
    </style:style>
    <style:style style:name="T130" style:family="text">
      <style:text-properties fo:font-weight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officeooo:rsid="008380e2" style:font-weight-asian="bold" style:font-weight-complex="bold"/>
    </style:style>
    <style:style style:name="T133" style:family="text">
      <style:text-properties officeooo:rsid="00016671" style:font-name-asian="华文黑体"/>
    </style:style>
    <style:style style:name="T134" style:family="text">
      <style:text-properties officeooo:rsid="0077981a" style:font-name-asian="华文黑体"/>
    </style:style>
    <style:style style:name="T135" style:family="text">
      <style:text-properties officeooo:rsid="0007e50c" style:font-name-asian="华文黑体"/>
    </style:style>
    <style:style style:name="T136" style:family="text">
      <style:text-properties officeooo:rsid="0007e50c"/>
    </style:style>
    <style:style style:name="T137" style:family="text">
      <style:text-properties officeooo:rsid="000c0575"/>
    </style:style>
    <style:style style:name="T138" style:family="text">
      <style:text-properties officeooo:rsid="0003d3eb"/>
    </style:style>
    <style:style style:name="T139" style:family="text">
      <style:text-properties officeooo:rsid="0001bd62"/>
    </style:style>
    <style:style style:name="T140" style:family="text">
      <style:text-properties officeooo:rsid="00021a14"/>
    </style:style>
    <style:style style:name="T141" style:family="text">
      <style:text-properties officeooo:rsid="0083edc0"/>
    </style:style>
    <style:style style:name="T142" style:family="text">
      <style:text-properties officeooo:rsid="00846857"/>
    </style:style>
    <style:style style:name="T143" style:family="text">
      <style:text-properties officeooo:rsid="008479ca"/>
    </style:style>
    <style:style style:name="T144" style:family="text">
      <style:text-properties officeooo:rsid="007e5555"/>
    </style:style>
    <style:style style:name="T145" style:family="text">
      <style:text-properties fo:font-weight="normal" officeooo:rsid="007f7c52" style:font-weight-asian="normal" style:font-weight-complex="normal"/>
    </style:style>
    <style:style style:name="T146" style:family="text">
      <style:text-properties fo:font-weight="normal" officeooo:rsid="00702d07" style:font-weight-asian="normal" style:font-weight-complex="normal"/>
    </style:style>
    <style:style style:name="T147" style:family="text">
      <style:text-properties officeooo:rsid="006b35be"/>
    </style:style>
    <style:style style:name="T148" style:family="text">
      <style:text-properties officeooo:rsid="00a7c01a"/>
    </style:style>
    <style:style style:name="T149" style:family="text">
      <style:text-properties officeooo:rsid="00700476"/>
    </style:style>
    <style:style style:name="T150" style:family="text">
      <style:text-properties officeooo:rsid="00702d07"/>
    </style:style>
    <style:style style:name="T151" style:family="text">
      <style:text-properties officeooo:rsid="0075647a"/>
    </style:style>
    <style:style style:name="T152" style:family="text">
      <style:text-properties officeooo:rsid="003a20b6"/>
    </style:style>
    <style:style style:name="T153" style:family="text">
      <style:text-properties officeooo:rsid="003c75ed"/>
    </style:style>
    <style:style style:name="T154" style:family="text">
      <style:text-properties officeooo:rsid="007696a2"/>
    </style:style>
    <style:style style:name="T155" style:family="text">
      <style:text-properties officeooo:rsid="003d5897"/>
    </style:style>
    <style:style style:name="T156" style:family="text">
      <style:text-properties officeooo:rsid="003ebf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愿景文档</text:p>
      <text:p text:style-name="P7"/>
      <text:p text:style-name="P7"><office:annotation><dc:date>2017-12-02T16:21:26.765257678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office:annotation><dc:date>2017-12-02T16:21:26.817945107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office:annotation><dc:date>2017-12-02T16:21:26.818168434</dc:date><text:p>&lt;!--StartFragment--&gt;</text:p></office:annotation>一、介绍</text:p>
      <text:p text:style-name="P9"><text:span text:style-name="T1">1</text:span><text:span text:style-name="T29">、愿景文档的目的</text:span></text:p>
      <text:p text:style-name="P1">获取用户的需要、系统的特性以及项目的其他需求。以一种简洁、抽象、可读和可管理的方式从所有重要的角度表述了产品的方方面面。有助于确保所有项目成员朝着同一个目标工作。</text:p>
      <text:p text:style-name="P9"><text:span text:style-name="T1">2</text:span><text:span text:style-name="T29">、产品综述</text:span></text:p>
      <text:p text:style-name="P2">以歌单为核心的组织方式强化用户UGC<text:span text:style-name="T55">(用户原创内容)</text:span>社交属性，以用户为中心的音乐生态圈。</text:p>
      <text:p text:style-name="P9"><text:span text:style-name="T1">3</text:span><text:span text:style-name="T29">、参考</text:span></text:p>
      <text:p text:style-name="P1">涉众分析文档，项目概览文档。</text:p>
      <text:p text:style-name="P8">二、用户描述</text:p>
      <text:p text:style-name="P9"><text:span text:style-name="T1">1</text:span><text:span text:style-name="T29">、产品涉众和产品用户（详细举例）</text:span></text:p>
      <text:p text:style-name="P1">如热爱音乐和潮流，有个性口味和方向的时尚人群;工作压力大，需要更多的消遣和心灵慰藉的IT从业者;希望作品得到发现和传播的独立音乐人;想要扩大知名度，提高收入的唱片公司……</text:p>
      <text:p text:style-name="P9"><text:span text:style-name="T1">2</text:span><text:span text:style-name="T29">、关键涉众和用户需要</text:span></text:p>
      <text:p text:style-name="P36"><text:span text:style-name="T2">· </text:span><text:span text:style-name="T4">找到喜欢的音乐。</text:span></text:p>
      <text:p text:style-name="P36"><text:span text:style-name="T2">· </text:span><text:span text:style-name="T3">基于音乐</text:span><text:span text:style-name="T4">的互动，寻求志同道合小伙伴。</text:span></text:p>
      <text:p text:style-name="P36"><text:span text:style-name="T2">· </text:span><text:span text:style-name="T7">让自己的音乐广为人知。</text:span></text:p>
      <text:p text:style-name="P37">· 希望有偿共享原创音乐。</text:p>
      <text:p text:style-name="P36"><text:span text:style-name="T1">3</text:span><text:span text:style-name="T29">、用户环境</text:span></text:p>
      <text:p text:style-name="P36"><text:span text:style-name="T1">android</text:span><text:span text:style-name="T29">系统，在线听歌需联网。</text:span></text:p>
      <text:p text:style-name="P4">三、产品概述</text:p>
      <text:p text:style-name="P9"><text:span text:style-name="T1">1</text:span><text:span text:style-name="T29">、产品定位陈述</text:span></text:p>
      <text:p text:style-name="Horizontal_20_Line"/>
      <text:p text:style-name="P9"><text:span text:style-name="T1">For <text:s text:c="20"/></text:span><text:span text:style-name="T21">音乐爱好者</text:span></text:p>
      <text:p text:style-name="P9">——————————————————————————————————————</text:p>
      <text:p text:style-name="P9"><text:span text:style-name="T1">Who <text:s text:c="18"/></text:span><text:span text:style-name="T10">热爱音乐</text:span><text:span text:style-name="T24">的年轻人</text:span><text:span text:style-name="T16">，对音乐有较高需求</text:span></text:p>
      <text:p text:style-name="P9"><text:span text:style-name="T1">The <text:s text:c="20"/></text:span><text:span text:style-name="T10">氢音乐</text:span><text:span text:style-name="T16">是一个以用户为中心的音乐生态圈</text:span></text:p>
      <text:p text:style-name="P9"><text:soft-page-break/><text:span text:style-name="T1">That <text:s text:c="19"/></text:span><text:span text:style-name="T10">更快的发现喜欢的音乐并分享，提升音乐审美，增强用户之间互动</text:span></text:p>
      <text:p text:style-name="P11"><text:span text:style-name="T1">Ulike <text:s text:c="18"/></text:span><text:span text:style-name="T10">传统</text:span><text:span text:style-name="T17">的</text:span><text:span text:style-name="T10">专辑、歌手的分类组织方方式</text:span></text:p>
      <text:p text:style-name="P9"><text:span text:style-name="T1">Out product <text:s text:c="8"/></text:span><text:span text:style-name="T10">以UGC用户创建的歌单为线索，形成以歌单为核心的组织方式，使歌单、 DJ电台、推荐成 <text:s text:c="40"/>为用户发现音乐的核心线索</text:span></text:p>
      <text:p text:style-name="P9">——————————————————————————————————————</text:p>
      <text:p text:style-name="P9"><text:span text:style-name="T1">2</text:span><text:span text:style-name="T29">、功能总结</text:span></text:p>
      <text:p text:style-name="P9"><text:span text:style-name="T2">· </text:span><text:span text:style-name="T3">发现音乐</text:span><text:span text:style-name="T5">：推荐（热门、个性化、最新推荐），歌单，主播电台，排行榜（官方榜、全球榜、用户榜）。</text:span></text:p>
      <text:p text:style-name="P9"><text:span text:style-name="T2">· </text:span><text:span text:style-name="T3">我的音乐</text:span><text:span text:style-name="T5">：下载音乐</text:span><text:span text:style-name="T6">、最近播放、我的歌手、我的电台、我创建的歌单、我收藏的音乐、歌单导入。</text:span></text:p>
      <text:p text:style-name="P9"><text:span text:style-name="T2">· </text:span><text:span text:style-name="T3">朋友</text:span><text:span text:style-name="T6">：关注（查看、点赞、评论、转发、@互动），附近，添加关注。</text:span></text:p>
      <text:p text:style-name="P9"><text:span text:style-name="T2">· </text:span><text:span text:style-name="T3">帐号</text:span><text:span text:style-name="T6">：所有数据和相关设置的管理。</text:span></text:p>
      <text:p text:style-name="P9"><text:span text:style-name="T2">· </text:span><text:span text:style-name="T60">音乐</text:span><text:span text:style-name="T61">人申请...</text:span></text:p>
      <text:p text:style-name="P1"/>
      <text:p text:style-name="P33"><text:span text:style-name="T76">3.涉众需求</text:span><text:span text:style-name="T84">：</text:span></text:p>
      <text:p text:style-name="P34">1找歌、2听歌、3下歌、4看mv、5下mv、6看线上演唱会、7听其他形式音频、8分享歌曲或mv之类的、9看音乐资讯（视频、文字图片、专栏）<text:span text:style-name="T77">、22唱歌。</text:span></text:p>
      <text:p text:style-name="P32"><text:span text:style-name="T74">10</text:span>购买音乐周边、<text:span text:style-name="T74">11</text:span>剪辑音乐、<text:span text:style-name="T74">12</text:span>查看其他用户资料（听歌记录等）、<text:span text:style-name="T74">13</text:span>个人设置、<text:span text:style-name="T74">14</text:span>社交（发表看法、发动态<text:span text:style-name="T72">、发布音乐资讯</text:span>…<text:span text:style-name="T71">.）</text:span></text:p>
      <text:p text:style-name="P32"><text:span text:style-name="T74">15</text:span>涨粉</text:p>
      <text:p text:style-name="P31"><text:span text:style-name="T74">16</text:span>新歌<text:span text:style-name="T73">能被更多人听到、17查看发布歌曲相关数据、21盈利</text:span></text:p>
      <text:p text:style-name="P3">18盈利、19扩大用户数量、20得到用户反馈数据</text:p>
      <text:p text:style-name="P3"/>
      <text:p text:style-name="P81"><text:span text:style-name="T86">23</text:span>产品符合设计标准<text:span text:style-name="T85">，在同类产品中具有较强竞争力</text:span></text:p>
      <text:p text:style-name="P82"><text:span text:style-name="T86">24</text:span>最好<text:span text:style-name="T87">有一些个性化功能</text:span></text:p>
      <text:p text:style-name="P82"><text:span text:style-name="T86">25</text:span>音乐<text:span text:style-name="T88">人之间有一个比较公平的竞争环境</text:span></text:p>
      <text:p text:style-name="P83">26为音乐<text:span text:style-name="T88">人创造一个良好环境</text:span></text:p>
      <text:p text:style-name="P83"><text:span text:style-name="T96">27</text:span>尽快获得最新内容<text:span text:style-name="T89">，更新内容操作方便。</text:span></text:p>
      <text:p text:style-name="P83"><text:span text:style-name="T96">28</text:span>软件<text:span text:style-name="T90">尽可能少的产生纠纷且经济效益高</text:span></text:p>
      <text:p text:style-name="P83"><text:span text:style-name="T96">29</text:span>广告展示位置显眼<text:span text:style-name="T90">，展示方法丰富。</text:span></text:p>
      <text:p text:style-name="P84"><text:span text:style-name="T96">30</text:span>氢音乐用户举报功能以及内容分类</text:p>
      <text:p text:style-name="P84"><text:soft-page-break/><text:span text:style-name="T96">31</text:span>支付界面醒目</text:p>
      <text:p text:style-name="P84"><text:span text:style-name="T96">32</text:span>得到<text:span text:style-name="T91">该唱片数据反馈已及粉丝动向</text:span></text:p>
      <text:p text:style-name="P84"><text:span text:style-name="T96">33</text:span>产品不要反复地大的修改</text:p>
      <text:p text:style-name="P137"/>
      <text:p text:style-name="P133">4.客户利益 <text:s/></text:p>
      <text:p text:style-name="P1">客户利益<text:span text:style-name="T49">（需求）</text:span> <text:s text:c="100"/>支持特性</text:p>
      <text:p text:style-name="P9">————————————————————————————————————————————</text:p>
      <text:p text:style-name="P9"><text:span text:style-name="T1">1</text:span><text:span text:style-name="T9">.找</text:span><text:span text:style-name="T25">到喜欢的</text:span><text:span text:style-name="T9">歌方便（接触到未听过的新歌）</text:span><text:span text:style-name="T29"> <text:s text:c="56"/></text:span><text:span text:style-name="T1">1.</text:span><text:span text:style-name="T10">个性化推荐单曲</text:span></text:p>
      <text:p text:style-name="P10"><text:span text:style-name="T10">1</text:span><text:span text:style-name="T11">.找歌方便（接触到未听过的新歌）</text:span><text:span text:style-name="T29"> <text:s text:c="10"/><text:tab/><text:tab/><text:tab/><text:tab/><text:tab/><text:tab/></text:span><text:span text:style-name="T1">2.</text:span><text:span text:style-name="T10">个性化推荐歌单</text:span></text:p>
      <text:p text:style-name="P10"><text:span text:style-name="T26">1</text:span><text:span text:style-name="T1">.</text:span><text:span text:style-name="T9">找歌方便（接触到未听过的新歌）</text:span><text:span text:style-name="T29"><text:tab/><text:tab/><text:tab/><text:tab/><text:tab/><text:tab/><text:tab/><text:tab/></text:span><text:span text:style-name="T1">3.</text:span><text:span text:style-name="T10">热门推荐歌单</text:span></text:p>
      <text:p text:style-name="P10"><text:span text:style-name="T26">1</text:span><text:span text:style-name="T1">.</text:span><text:span text:style-name="T9">找歌方便（接触到未听过的新歌）</text:span><text:span text:style-name="T29"><text:tab/><text:tab/><text:tab/><text:tab/><text:tab/><text:tab/><text:tab/> <text:s text:c="6"/></text:span><text:span text:style-name="T1">4.</text:span><text:span text:style-name="T10">歌曲排行榜</text:span></text:p>
      <text:p text:style-name="P10"><text:span text:style-name="T26">1</text:span><text:span text:style-name="T1">.</text:span><text:span text:style-name="T9">找歌方便（接触到未听过的新歌）</text:span><text:span text:style-name="T29"><text:tab/><text:tab/><text:tab/><text:tab/><text:tab/><text:tab/><text:tab/><text:tab/></text:span><text:span text:style-name="T1">5.</text:span><text:span text:style-name="T10">私人</text:span><text:span text:style-name="T11">FM</text:span></text:p>
      <text:p text:style-name="P10"><text:span text:style-name="T26">1</text:span><text:span text:style-name="T1">.</text:span><text:span text:style-name="T9">找歌方便（接触到未听过的新歌）</text:span><text:span text:style-name="T29"><text:tab/><text:tab/><text:tab/><text:tab/><text:tab/> <text:s text:c="20"/></text:span><text:span text:style-name="T1">6.</text:span><text:span text:style-name="T11">新碟上架</text:span></text:p>
      <text:p text:style-name="P10"><text:span text:style-name="T26">1</text:span><text:span text:style-name="T1">.</text:span><text:span text:style-name="T9">找歌方便（接触到未听过的新歌）</text:span><text:span text:style-name="T10"><text:tab/></text:span><text:span text:style-name="T29"><text:tab/><text:tab/><text:tab/><text:tab/><text:tab/> <text:s text:c="13"/></text:span><text:span text:style-name="T1">7.</text:span><text:span text:style-name="T10">首页单曲滚动</text:span></text:p>
      <text:p text:style-name="P10"><text:span text:style-name="T10">1</text:span><text:span text:style-name="T11">.找歌方便（接触到未听过的新歌）</text:span><text:span text:style-name="T29"><text:tab/><text:tab/><text:tab/><text:tab/><text:tab/><text:tab/><text:tab/> <text:s text:c="6"/></text:span><text:span text:style-name="T1">8.</text:span><text:span text:style-name="T10">搜索</text:span><text:span text:style-name="T11">处可见最热搜索</text:span></text:p>
      <text:p text:style-name="P14">1.找歌方便（接触到未听过的新歌）<text:tab/><text:tab/><text:tab/><text:tab/><text:tab/> <text:s text:c="3"/>9.搜索可通过歌手，专辑，单曲名称，用户名称</text:p>
      <text:p text:style-name="P15">1.找歌方便（接触到未听过的新歌）<text:tab/><text:tab/><text:tab/><text:tab/><text:tab/> <text:s text:c="3"/><text:span text:style-name="T75">10.可分类搜索（对歌单、歌手、歌曲风格）</text:span></text:p>
      <text:p text:style-name="P16">1.找歌方便（接触到未听过的新歌）<text:tab/><text:tab/><text:tab/><text:tab/><text:tab/> <text:s text:c="4"/><text:span text:style-name="T75">11</text:span>.关注音乐人发布新歌时会被私信</text:p>
      <text:p text:style-name="P16">1.找歌方便（接触到未听过的新歌）<text:tab/><text:tab/><text:tab/><text:tab/><text:tab/> <text:s text:c="4"/><text:span text:style-name="T75">12</text:span>.听歌<text:span text:style-name="T54">时推荐相似歌曲</text:span></text:p>
      <text:p text:style-name="P16">1.找歌方便（接触到未听过的新歌）<text:tab/><text:tab/><text:tab/><text:tab/><text:tab/> <text:s text:c="4"/><text:span text:style-name="T75">13</text:span>.通过听歌识曲搜索</text:p>
      <text:p text:style-name="P12"><text:span text:style-name="T9">2</text:span><text:span text:style-name="T1">.</text:span><text:span text:style-name="T19">能够方便的管理自己的歌曲</text:span><text:span text:style-name="T29"><text:tab/><text:tab/><text:tab/><text:tab/><text:tab/><text:tab/> <text:s text:c="4"/></text:span><text:span text:style-name="T31">14</text:span><text:span text:style-name="T1">.</text:span><text:span text:style-name="T10">喜欢</text:span><text:span text:style-name="T11">的歌自动作为一个歌单</text:span></text:p>
      <text:p text:style-name="P17">2.<text:span text:style-name="T57">能够方便的管理自己的歌曲 <text:s text:c="2"/></text:span><text:s text:c="28"/><text:tab/> <text:s text:c="13"/><text:span text:style-name="T75">15</text:span>.新建歌单（将不同歌曲收录在不同歌单里）</text:p>
      <text:p text:style-name="P17"><text:span text:style-name="T70">3</text:span>.听歌方便（听所有的歌曲） <text:s text:c="27"/><text:tab/> <text:s text:c="21"/><text:span text:style-name="T75">16</text:span>.可以收藏别人的歌单</text:p>
      <text:p text:style-name="P17"><text:span text:style-name="T70">3</text:span>.听歌方便（听所有的歌曲） <text:s text:c="27"/><text:tab/> <text:s text:c="21"/><text:span text:style-name="T75">17</text:span>.最近听的10首歌曲会缓存</text:p>
      <text:p text:style-name="P17"><text:span text:style-name="T70">3</text:span>.听歌方便（听所有的歌曲） <text:s text:c="27"/><text:tab/> <text:s text:c="21"/><text:span text:style-name="T75">18</text:span>.提供歌曲下载功能</text:p>
      <text:p text:style-name="P15"><text:span text:style-name="T70">3</text:span>.听歌舒服（听所有的歌曲） <text:s text:c="27"/><text:tab/> <text:s text:c="22"/><text:span text:style-name="T75">1</text:span>9. 播放器支持多种音频格式<text:span text:style-name="T50">（我们要做？）</text:span></text:p>
      <text:p text:style-name="P17"><text:span text:style-name="T70">3</text:span>.听歌舒服（听所有的歌曲） <text:s text:c="27"/><text:tab/> <text:s text:c="22"/><text:span text:style-name="T75">20</text:span>. 自定义<text:span text:style-name="T57">选择播放顺序。</text:span></text:p>
      <text:p text:style-name="P17"><text:span text:style-name="T70">3</text:span>.听歌舒服（听所有的歌曲） <text:s text:c="27"/><text:tab/> <text:s text:c="22"/><text:span text:style-name="T75">21</text:span>. <text:span text:style-name="T57">自定义播放时间。</text:span></text:p>
      <text:p text:style-name="P17"><text:span text:style-name="T70">3</text:span>.听歌舒服（听所有的歌曲） <text:s text:c="27"/><text:tab/> <text:s text:c="22"/><text:span text:style-name="T75">22</text:span>. 播放器支持多种音<text:span text:style-name="T50">效？？？</text:span></text:p>
      <text:p text:style-name="P17"><text:soft-page-break/><text:span text:style-name="T70">3</text:span>.听歌舒服（听所有的歌曲） <text:s text:c="27"/><text:tab/> <text:s text:c="22"/><text:span text:style-name="T75">23</text:span>. 展示歌手<text:span text:style-name="T50">或专辑的艺术照封面？</text:span></text:p>
      <text:p text:style-name="P17"><text:span text:style-name="T70">3</text:span>.听歌舒服（听所有的歌曲） <text:s text:c="27"/><text:tab/> <text:s text:c="22"/><text:span text:style-name="T75">24</text:span>. 桌面显示歌词</text:p>
      <text:p text:style-name="P24"><text:span text:style-name="T70">3</text:span>.<text:span text:style-name="T49">听歌舒服（听所有的歌曲） <text:s text:c="2"/></text:span><text:s text:c="49"/><text:span text:style-name="T75">25</text:span>.<text:span text:style-name="T50">查看相应歌曲mv 9 </text:span></text:p>
      <text:p text:style-name="P17"><text:span text:style-name="T70">3</text:span>.听歌舒服（听所有的歌曲） <text:s text:c="27"/><text:tab/> <text:s text:c="22"/><text:span text:style-name="T75">26</text:span>. <text:span text:style-name="T57">能够看到歌曲的详细信息。</text:span></text:p>
      <text:p text:style-name="P19"><text:span text:style-name="T70">3.听歌舒服（听所有的歌曲） <text:s text:c="27"/><text:tab/> <text:s text:c="22"/>27. </text:span>摇一摇切歌</text:p>
      <text:p text:style-name="P19"><text:span text:style-name="T70">3.听歌舒服（听所有的歌曲） <text:s/></text:span><text:s text:c="50"/><text:span text:style-name="T96">28.</text:span><text:span text:style-name="T58">对于用户不会的语言、歌词提供音译以及翻译。</text:span><text:span text:style-name="T64">？？没有歌词补充歌词</text:span><text:span text:style-name="T58"> <text:s/></text:span><text:span text:style-name="T65">，用户可自主上传歌词</text:span><text:span text:style-name="T58"> <text:s text:c="22"/></text:span></text:p>
      <text:p text:style-name="P26"><text:span text:style-name="T22">4</text:span><text:span text:style-name="T10">.想涨粉 <text:s text:c="66"/><text:tab/> <text:s text:c="14"/></text:span><text:span text:style-name="T20">2</text:span><text:span text:style-name="T23">9</text:span><text:span text:style-name="T10">.提供歌曲下载功能</text:span><text:span text:style-name="T12">视频投稿、动态发布视频</text:span></text:p>
      <text:p text:style-name="P20"><text:span text:style-name="T95">4</text:span>.想涨粉 <text:s text:c="66"/><text:tab/> <text:s text:c="14"/><text:span text:style-name="T96">30</text:span>.视频投稿、动态发布视频</text:p>
      <text:p text:style-name="P27"><text:span text:style-name="T22">4</text:span><text:span text:style-name="T12">.想涨粉 <text:s text:c="66"/><text:tab/> <text:s text:c="14"/></text:span><text:span text:style-name="T20">3</text:span><text:span text:style-name="T23">1</text:span><text:span text:style-name="T12">.发布歌单</text:span><text:span text:style-name="T14">到社区</text:span></text:p>
      <text:p text:style-name="P27"><text:span text:style-name="T22">5</text:span><text:span text:style-name="T13">.想盈利</text:span><text:span text:style-name="T10"> <text:s text:c="63"/><text:tab/> <text:s text:c="22"/></text:span><text:span text:style-name="T20">3</text:span><text:span text:style-name="T23">2</text:span><text:span text:style-name="T20">.</text:span><text:span text:style-name="T15">.普通会员购买成为vip用户</text:span></text:p>
      <text:p text:style-name="P28"><text:span text:style-name="T22">5</text:span><text:span text:style-name="T13">.想盈利</text:span><text:span text:style-name="T15"> <text:s text:c="63"/><text:tab/> <text:s text:c="22"/></text:span><text:span text:style-name="T20">3</text:span><text:span text:style-name="T23">3</text:span><text:span text:style-name="T20">.</text:span><text:span text:style-name="T15">.售卖数字专辑</text:span></text:p>
      <text:p text:style-name="P28"><text:span text:style-name="T22">5</text:span><text:span text:style-name="T13">.想盈利</text:span><text:span text:style-name="T15"> <text:s text:c="63"/><text:tab/> <text:s text:c="22"/></text:span><text:span text:style-name="T20">3</text:span><text:span text:style-name="T23">4</text:span><text:span text:style-name="T20">.</text:span><text:span text:style-name="T15">.音乐人开通赞赏</text:span></text:p>
      <text:p text:style-name="P28"><text:span text:style-name="T22">5</text:span><text:span text:style-name="T13">.想盈利</text:span><text:span text:style-name="T15"> <text:s text:c="63"/><text:tab/> <text:s text:c="22"/></text:span><text:span text:style-name="T20">3</text:span><text:span text:style-name="T23">5</text:span><text:span text:style-name="T20">.</text:span><text:span text:style-name="T15">.售卖周边</text:span></text:p>
      <text:p text:style-name="P28"><text:span text:style-name="T22">5</text:span><text:span text:style-name="T13">.想盈利</text:span><text:span text:style-name="T15"> <text:s text:c="63"/><text:tab/> <text:s text:c="18"/></text:span><text:span text:style-name="T20">3</text:span><text:span text:style-name="T23">6</text:span><text:span text:style-name="T15">.广告位（热门搜索、热门推荐？评论区广告？）</text:span></text:p>
      <text:p text:style-name="P23"><text:span text:style-name="T96">6</text:span>.歌曲能被推广 <text:s text:c="4"/><text:span text:style-name="T56"><text:s text:c="47"/><text:tab/> <text:s text:c="20"/>37.歌曲能被收纳在首页歌单里、每日推荐里</text:span></text:p>
      <text:p text:style-name="P29"><text:span text:style-name="T23">7</text:span><text:span text:style-name="T13">.管理个人数据</text:span><text:span text:style-name="T10"> </text:span><text:span text:style-name="T15"><text:s text:c="47"/><text:tab/> <text:s text:c="20"/></text:span><text:span text:style-name="T20">3</text:span><text:span text:style-name="T23">8</text:span><text:span text:style-name="T15">.查看自己发布</text:span><text:span text:style-name="T18">的歌曲的被听次数，被分享次数</text:span></text:p>
      <text:p text:style-name="P29"><text:span text:style-name="T23">7</text:span><text:span text:style-name="T13">.管理个人数据</text:span><text:span text:style-name="T18"> </text:span><text:span text:style-name="T15"><text:s text:c="47"/><text:tab/> <text:s text:c="20"/></text:span><text:span text:style-name="T20">3</text:span><text:span text:style-name="T23">9</text:span><text:span text:style-name="T15">.查看自己</text:span><text:span text:style-name="T18">的评论，点赞的内容</text:span></text:p>
      <text:p text:style-name="P29"><text:span text:style-name="T23">7</text:span><text:span text:style-name="T13">.管理个人数据</text:span><text:span text:style-name="T18"> </text:span><text:span text:style-name="T15"><text:s text:c="47"/><text:tab/> <text:s text:c="20"/></text:span><text:span text:style-name="T23">40</text:span><text:span text:style-name="T15">.</text:span><text:span text:style-name="T18">在听歌排行里</text:span><text:span text:style-name="T15">查看</text:span><text:span text:style-name="T19">听歌记录</text:span><text:span text:style-name="T18">，听歌数量</text:span></text:p>
      <text:p text:style-name="P30"><text:span text:style-name="T23">7</text:span><text:span text:style-name="T13">.管理个人数据</text:span><text:span text:style-name="T18"> </text:span><text:span text:style-name="T15"><text:s text:c="47"/><text:tab/> <text:s text:c="20"/></text:span><text:span text:style-name="T20">4</text:span><text:span text:style-name="T23">1</text:span><text:span text:style-name="T15">.</text:span><text:span text:style-name="T59">能够自定义主题或者背景等。</text:span></text:p>
      <text:p text:style-name="P22"><text:span text:style-name="T96">8</text:span>.唱歌<text:span text:style-name="T56"> <text:s text:c="51"/><text:tab/> <text:s text:c="36"/>42.k歌</text:span></text:p>
      <text:p text:style-name="P24"><text:span text:style-name="T96">9</text:span>.听其他形式音频 <text:s text:c="68"/><text:span text:style-name="T75">43</text:span>.<text:span text:style-name="T92">听电台、听书</text:span></text:p>
      <text:p text:style-name="P21"><text:span text:style-name="T96">10</text:span>.能够分享给好友或社交平台 <text:s text:c="47"/><text:span text:style-name="T93">44.分享音乐、歌单、活动等。站内分享为私信链接，站外分享是链接</text:span></text:p>
      <text:p text:style-name="P18"><text:span text:style-name="T96">11</text:span>.将好听的歌曲设为自己的铃声<text:span text:style-name="T51">？？ <text:s text:c="34"/>45.剪辑音乐</text:span></text:p>
      <text:p text:style-name="P25">1<text:span text:style-name="T96">2</text:span><text:span text:style-name="T52">. </text:span><text:span text:style-name="T62">能够分享给好友或社交平台 </text:span><text:span text:style-name="T53"><text:s text:c="45"/></text:span><text:span text:style-name="T63">4</text:span><text:span text:style-name="T67">6</text:span><text:span text:style-name="T63">.歌词作为图片保存</text:span></text:p>
      <text:p text:style-name="P18"><text:span text:style-name="T70">13</text:span>.<text:span text:style-name="T58">社交 <text:s text:c="86"/></text:span><text:span text:style-name="T63">47.发表自己听歌过程中的感受（评论）</text:span></text:p>
      <text:p text:style-name="P19"><text:span text:style-name="T66">1</text:span><text:span text:style-name="T69">3</text:span><text:span text:style-name="T63">.社交 <text:s text:c="86"/>4</text:span><text:span text:style-name="T67">8</text:span><text:span text:style-name="T63">.</text:span><text:span text:style-name="T65">可对好友或长期访问的用户关注</text:span></text:p>
      <text:p text:style-name="P18"><text:span text:style-name="T70">14</text:span>.音乐闹钟 <text:s text:c="8"/></text:p>
      <text:p text:style-name="P38"><text:span text:style-name="T70">15</text:span>.可以看视频 <text:s text:c="74"/><text:span text:style-name="T94">49.mv、以及各种小视频分类</text:span></text:p>
      <text:p text:style-name="P40"/>
      <text:p text:style-name="P9">————————————————————————————————————————————</text:p>
      <text:p text:style-name="P36"><text:soft-page-break/><text:span text:style-name="T1">4</text:span><text:span text:style-name="T29">、假设和从属关系 <text:s text:c="2"/></text:span></text:p>
      <text:p text:style-name="P39">需获得输入法支持</text:p>
      <text:p text:style-name="P36"><text:span text:style-name="T1">5</text:span><text:span text:style-name="T29">、其他选择和竞争</text:span></text:p>
      <text:p text:style-name="P36"><text:span text:style-name="T30">qq音乐</text:span><text:span text:style-name="T32">、虾米音乐、乐流</text:span><text:span text:style-name="T33">、5sing原创音乐</text:span></text:p>
      <text:p text:style-name="P9"/>
      <text:p text:style-name="P9"/>
      <text:p text:style-name="P4">四、特性属性</text:p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93">属性</text:p>
          </table:table-cell>
          <table:table-cell table:style-name="表格5.B1" office:value-type="string">
            <text:p text:style-name="P94">描述</text:p>
          </table:table-cell>
        </table:table-row>
        <table:table-row>
          <table:table-cell table:style-name="表格5.A2" office:value-type="string">
            <text:p text:style-name="P95">状态</text:p>
          </table:table-cell>
          <table:table-cell table:style-name="表格5.B2" office:value-type="string">
            <text:p text:style-name="P96">跟踪项目基线定义<text:span text:style-name="T47">及后续开发的过程。例如：建议的，批准的，收编的状态</text:span></text:p>
          </table:table-cell>
        </table:table-row>
        <table:table-row>
          <table:table-cell table:style-name="表格5.A2" office:value-type="string">
            <text:p text:style-name="P96">优先级</text:p>
          </table:table-cell>
          <table:table-cell table:style-name="表格5.B2" office:value-type="string">
            <text:p text:style-name="P96">用于范围管理<text:span text:style-name="T47">和确定开发优先级。所有特性并非平等的，根据特性的相对优先级把它们划分等级在客户、分析人员以及开发团队成员之间开始了一个对话。例如：紧急的、重要的、有用的等级。</text:span></text:p>
          </table:table-cell>
        </table:table-row>
        <table:table-row>
          <table:table-cell table:style-name="表格5.A2" office:value-type="string">
            <text:p text:style-name="P96">工作量</text:p>
          </table:table-cell>
          <table:table-cell table:style-name="表格5.B2" office:value-type="string">
            <text:p text:style-name="P96">有助于建立现实进度<text:span text:style-name="T47">、目标和开支。预测团队周或人周、代码行和功能点或一般的工作量等级等，有助于对在给定时间范围内能完成什么不能完成什么建立预期。例如工作量的高、中、低级。</text:span></text:p>
          </table:table-cell>
        </table:table-row>
        <table:table-row>
          <table:table-cell table:style-name="表格5.A2" office:value-type="string">
            <text:p text:style-name="P96">风险</text:p>
          </table:table-cell>
          <table:table-cell table:style-name="表格5.B2" office:value-type="string">
            <text:p text:style-name="P97">对特性导致不受欢迎事件的可能性的预测，如成本过高、进度延迟甚至项目被取消等。例如高、中、低风险等级。</text:p>
          </table:table-cell>
        </table:table-row>
        <table:table-row>
          <table:table-cell table:style-name="表格5.A2" office:value-type="string">
            <text:p text:style-name="P96">稳定性</text:p>
          </table:table-cell>
          <table:table-cell table:style-name="表格5.B2" office:value-type="string">
            <text:p text:style-name="P97">对特性出现变更或团队对特性理解出现变更的可能性，用于帮助建立开发优先级，以及确定哪些是需要继续启发的。</text:p>
          </table:table-cell>
        </table:table-row>
        <table:table-row>
          <table:table-cell table:style-name="表格5.A2" office:value-type="string">
            <text:p text:style-name="P96">分配<text:span text:style-name="T47">给</text:span></text:p>
          </table:table-cell>
          <table:table-cell table:style-name="表格5.B2" office:value-type="string">
            <text:p text:style-name="P96">指出<text:span text:style-name="T48">谁将负责特性，在很多项目中，将把特性分配给“特性团队”负责进一步启发、记录软件需求，甚至实现它们。</text:span></text:p>
          </table:table-cell>
        </table:table-row>
      </table:table>
      <text:p text:style-name="P4"/>
      <text:p text:style-name="P5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column table:style-name="表格6.E" table:number-columns-repeated="2"/>
        <table:table-column table:style-name="表格6.G"/>
        <table:table-row>
          <table:table-cell table:style-name="表格6.A1" office:value-type="string">
            <text:p text:style-name="P47">编号</text:p>
          </table:table-cell>
          <table:table-cell table:style-name="表格6.B1" office:value-type="string">
            <text:p text:style-name="P47">优先级</text:p>
          </table:table-cell>
          <table:table-cell table:style-name="表格6.B1" office:value-type="string">
            <text:p text:style-name="P47">状态</text:p>
          </table:table-cell>
          <table:table-cell table:style-name="表格6.B1" office:value-type="string">
            <text:p text:style-name="P47">工作量</text:p>
          </table:table-cell>
          <table:table-cell table:style-name="表格6.B1" office:value-type="string">
            <text:p text:style-name="P47">风险</text:p>
          </table:table-cell>
          <table:table-cell table:style-name="表格6.B1" office:value-type="string">
            <text:p text:style-name="P47">稳定性</text:p>
          </table:table-cell>
          <table:table-cell table:style-name="表格6.B1" office:value-type="string">
            <text:p text:style-name="P47">分配给需求</text:p>
          </table:table-cell>
        </table:table-row>
        <table:table-row>
          <table:table-cell table:style-name="表格6.A2" office:value-type="string">
            <text:p text:style-name="P65"><text:span text:style-name="T34">1.每日推荐</text:span><text:span text:style-name="T35">（单曲）</text:span></text:p>
          </table:table-cell>
          <table:table-cell table:style-name="表格6.B2" office:value-type="string">
            <text:p text:style-name="P55">有用的</text:p>
          </table:table-cell>
          <table:table-cell table:style-name="表格6.B2" office:value-type="string">
            <text:p text:style-name="P50">批准的</text:p>
          </table:table-cell>
          <table:table-cell table:style-name="表格6.B2" office:value-type="string">
            <text:p text:style-name="P56">高</text:p>
          </table:table-cell>
          <table:table-cell table:style-name="表格6.B2" office:value-type="string">
            <text:p text:style-name="P56">中</text:p>
          </table:table-cell>
          <table:table-cell table:style-name="表格6.B2" office:value-type="string">
            <text:p text:style-name="P52">高</text:p>
          </table:table-cell>
          <table:table-cell table:style-name="表格6.B2" office:value-type="string">
            <text:p text:style-name="P68">1<text:span text:style-name="T78">、16</text:span></text:p>
          </table:table-cell>
        </table:table-row>
        <table:table-row>
          <table:table-cell table:style-name="表格6.A2" office:value-type="string">
            <text:p text:style-name="P65"><text:span text:style-name="T34">2</text:span><text:span text:style-name="T36">.个性化推荐歌单</text:span></text:p>
          </table:table-cell>
          <table:table-cell table:style-name="表格6.B2" office:value-type="string">
            <text:p text:style-name="P50">重要的</text:p>
          </table:table-cell>
          <table:table-cell table:style-name="表格6.B2" office:value-type="string">
            <text:p text:style-name="P50">批准的</text:p>
          </table:table-cell>
          <table:table-cell table:style-name="表格6.B2" office:value-type="string">
            <text:p text:style-name="P50">中</text:p>
          </table:table-cell>
          <table:table-cell table:style-name="表格6.B2" office:value-type="string">
            <text:p text:style-name="P56">中</text:p>
          </table:table-cell>
          <table:table-cell table:style-name="表格6.B2" office:value-type="string">
            <text:p text:style-name="P52">高</text:p>
          </table:table-cell>
          <table:table-cell table:style-name="表格6.B2" office:value-type="string">
            <text:p text:style-name="P68">1<text:span text:style-name="T78">、16</text:span></text:p>
          </table:table-cell>
        </table:table-row>
        <table:table-row>
          <table:table-cell table:style-name="表格6.A2" office:value-type="string">
            <text:p text:style-name="P65"><text:span text:style-name="T34">3</text:span><text:span text:style-name="T43">.</text:span><text:span text:style-name="T35">热门推荐歌单</text:span></text:p>
          </table:table-cell>
          <table:table-cell table:style-name="表格6.B2" office:value-type="string">
            <text:p text:style-name="P76">重要的</text:p>
          </table:table-cell>
          <table:table-cell table:style-name="表格6.B2" office:value-type="string">
            <text:p text:style-name="P50">批准的</text:p>
          </table:table-cell>
          <table:table-cell table:style-name="表格6.B2" office:value-type="string">
            <text:p text:style-name="P56">中</text:p>
          </table:table-cell>
          <table:table-cell table:style-name="表格6.B2" office:value-type="string">
            <text:p text:style-name="P57">中</text:p>
          </table:table-cell>
          <table:table-cell table:style-name="表格6.B2" office:value-type="string">
            <text:p text:style-name="P80">高</text:p>
          </table:table-cell>
          <table:table-cell table:style-name="表格6.B2" office:value-type="string">
            <text:p text:style-name="P77">1、16</text:p>
          </table:table-cell>
        </table:table-row>
        <table:table-row>
          <table:table-cell table:style-name="表格6.A2" office:value-type="string">
            <text:p text:style-name="P65"><text:span text:style-name="T34">4.</text:span><text:span text:style-name="T36">歌曲排行榜</text:span></text:p>
          </table:table-cell>
          <table:table-cell table:style-name="表格6.B2" office:value-type="string">
            <text:p text:style-name="P50">重要<text:span text:style-name="T78">的</text:span></text:p>
          </table:table-cell>
          <table:table-cell table:style-name="表格6.B2" office:value-type="string">
            <text:p text:style-name="P50">批准的</text:p>
          </table:table-cell>
          <table:table-cell table:style-name="表格6.B2" office:value-type="string">
            <text:p text:style-name="P50">高</text:p>
          </table:table-cell>
          <table:table-cell table:style-name="表格6.B2" office:value-type="string">
            <text:p text:style-name="P52">低</text:p>
          </table:table-cell>
          <table:table-cell table:style-name="表格6.B2" office:value-type="string">
            <text:p text:style-name="P50">高</text:p>
          </table:table-cell>
          <table:table-cell table:style-name="表格6.B2" office:value-type="string">
            <text:p text:style-name="P69">1、16、17</text:p>
          </table:table-cell>
        </table:table-row>
        <table:table-row>
          <table:table-cell table:style-name="表格6.A2" office:value-type="string">
            <text:p text:style-name="P65"><text:span text:style-name="T34">5.</text:span><text:span text:style-name="T36">私人</text:span><text:span text:style-name="T37">FM</text:span></text:p>
          </table:table-cell>
          <table:table-cell table:style-name="表格6.B2" office:value-type="string">
            <text:p text:style-name="P50">有用<text:span text:style-name="T78">的</text:span></text:p>
          </table:table-cell>
          <table:table-cell table:style-name="表格6.B2" office:value-type="string">
            <text:p text:style-name="P50">建议<text:span text:style-name="T78">的</text:span></text:p>
          </table:table-cell>
          <table:table-cell table:style-name="表格6.B2" office:value-type="string">
            <text:p text:style-name="P50">高</text:p>
          </table:table-cell>
          <table:table-cell table:style-name="表格6.B2" office:value-type="string">
            <text:p text:style-name="P52">中</text:p>
          </table:table-cell>
          <table:table-cell table:style-name="表格6.B2" office:value-type="string">
            <text:p text:style-name="P57">中</text:p>
          </table:table-cell>
          <table:table-cell table:style-name="表格6.B2" office:value-type="string">
            <text:p text:style-name="P69">1、16</text:p>
          </table:table-cell>
        </table:table-row>
      </table:table>
      <text:p text:style-name="P6"/>
      <table:table table:name="表格1" table:style-name="表格1">
        <table:table-column table:style-name="表格1.A"/>
        <table:table-column table:style-name="表格1.B" table:number-columns-repeated="5"/>
        <table:table-column table:style-name="表格1.G"/>
        <table:table-row>
          <table:table-cell table:style-name="表格1.A1" office:value-type="string">
            <text:p text:style-name="P65"><text:span text:style-name="T34">6.</text:span><text:span text:style-name="T37">新歌上架</text:span></text:p>
          </table:table-cell>
          <table:table-cell table:style-name="表格1.B1" office:value-type="string">
            <text:p text:style-name="P50">重要的</text:p>
          </table:table-cell>
          <table:table-cell table:style-name="表格1.B1" office:value-type="string">
            <text:p text:style-name="P50">批准的</text:p>
          </table:table-cell>
          <table:table-cell table:style-name="表格1.B1" office:value-type="string">
            <text:p text:style-name="P57">低</text:p>
          </table:table-cell>
          <table:table-cell table:style-name="表格1.B1" office:value-type="string">
            <text:p text:style-name="P57">低</text:p>
          </table:table-cell>
          <table:table-cell table:style-name="表格1.B1" office:value-type="string">
            <text:p text:style-name="P57">高</text:p>
          </table:table-cell>
          <table:table-cell table:style-name="表格1.B1" office:value-type="string">
            <text:p text:style-name="P67"><text:span text:style-name="T78">1、1</text:span>6</text:p>
          </table:table-cell>
        </table:table-row>
        <table:table-row>
          <table:table-cell table:style-name="表格1.A2" office:value-type="string">
            <text:p text:style-name="P65"><text:span text:style-name="T34">7.</text:span><text:span text:style-name="T36">首页推广</text:span><text:span text:style-name="T42">（单曲、专</text:span><text:soft-page-break/><text:span text:style-name="T42">栏）</text:span></text:p>
          </table:table-cell>
          <table:table-cell table:style-name="表格1.B2" office:value-type="string">
            <text:p text:style-name="P50">重要<text:span text:style-name="T78">的</text:span></text:p>
          </table:table-cell>
          <table:table-cell table:style-name="表格1.B2" office:value-type="string">
            <text:p text:style-name="P50">批准的</text:p>
          </table:table-cell>
          <table:table-cell table:style-name="表格1.B2" office:value-type="string">
            <text:p text:style-name="P57">低</text:p>
          </table:table-cell>
          <table:table-cell table:style-name="表格1.B2" office:value-type="string">
            <text:p text:style-name="P57">低</text:p>
          </table:table-cell>
          <table:table-cell table:style-name="表格1.B2" office:value-type="string">
            <text:p text:style-name="P50">中</text:p>
          </table:table-cell>
          <table:table-cell table:style-name="表格1.B2" office:value-type="string">
            <text:p text:style-name="P69">1、16、18</text:p>
          </table:table-cell>
        </table:table-row>
        <table:table-row>
          <table:table-cell table:style-name="表格1.A2" office:value-type="string">
            <text:p text:style-name="P65"><text:span text:style-name="T34">8.显示默认</text:span><text:span text:style-name="T37">搜索</text:span></text:p>
          </table:table-cell>
          <table:table-cell table:style-name="表格1.B2" office:value-type="string">
            <text:p text:style-name="P52">重要的</text:p>
          </table:table-cell>
          <table:table-cell table:style-name="表格1.B2" office:value-type="string">
            <text:p text:style-name="P50">批准的</text:p>
          </table:table-cell>
          <table:table-cell table:style-name="表格1.B2" office:value-type="string">
            <text:p text:style-name="P50">中</text:p>
          </table:table-cell>
          <table:table-cell table:style-name="表格1.B2" office:value-type="string">
            <text:p text:style-name="P52">中</text:p>
          </table:table-cell>
          <table:table-cell table:style-name="表格1.B2" office:value-type="string">
            <text:p text:style-name="P50">中</text:p>
          </table:table-cell>
          <table:table-cell table:style-name="表格1.B2" office:value-type="string">
            <text:p text:style-name="P69">1、16、20</text:p>
          </table:table-cell>
        </table:table-row>
        <table:table-row>
          <table:table-cell table:style-name="表格1.A2" office:value-type="string">
            <text:p text:style-name="P64"><text:span text:style-name="T34">9.</text:span><text:span text:style-name="T44">搜索</text:span><text:span text:style-name="T45">（歌手 专辑单曲名称 用户名称 歌单 歌曲风格</text:span><text:span text:style-name="T46">)</text:span></text:p>
          </table:table-cell>
          <table:table-cell table:style-name="表格1.B2" office:value-type="string">
            <text:p text:style-name="P52">紧急的</text:p>
          </table:table-cell>
          <table:table-cell table:style-name="表格1.B2" office:value-type="string">
            <text:p text:style-name="P50">批准的</text:p>
          </table:table-cell>
          <table:table-cell table:style-name="表格1.B2" office:value-type="string">
            <text:p text:style-name="P50">高</text:p>
          </table:table-cell>
          <table:table-cell table:style-name="表格1.B2" office:value-type="string">
            <text:p text:style-name="P57">高</text:p>
          </table:table-cell>
          <table:table-cell table:style-name="表格1.B2" office:value-type="string">
            <text:p text:style-name="P57">高</text:p>
          </table:table-cell>
          <table:table-cell table:style-name="表格1.B2" office:value-type="string">
            <text:p text:style-name="P69">1、16</text:p>
          </table:table-cell>
        </table:table-row>
        <table:table-row>
          <table:table-cell table:style-name="表格1.A2" office:value-type="string">
            <text:p text:style-name="P64"><text:span text:style-name="T34">10.</text:span><text:span text:style-name="T38">推送（ 关注音乐人发布新歌时会有私信</text:span><text:span text:style-name="T39">、活动、平台消息</text:span><text:span text:style-name="T38">）</text:span></text:p>
          </table:table-cell>
          <table:table-cell table:style-name="表格1.B2" office:value-type="string">
            <text:p text:style-name="P52">重要的</text:p>
          </table:table-cell>
          <table:table-cell table:style-name="表格1.B2" office:value-type="string">
            <text:p text:style-name="P50">批准的</text:p>
          </table:table-cell>
          <table:table-cell table:style-name="表格1.B2" office:value-type="string">
            <text:p text:style-name="P58">中</text:p>
          </table:table-cell>
          <table:table-cell table:style-name="表格1.B2" office:value-type="string">
            <text:p text:style-name="P52">低</text:p>
          </table:table-cell>
          <table:table-cell table:style-name="表格1.B2" office:value-type="string">
            <text:p text:style-name="P58">中</text:p>
          </table:table-cell>
          <table:table-cell table:style-name="表格1.B2" office:value-type="string">
            <text:p text:style-name="P70">1、16、19</text:p>
          </table:table-cell>
        </table:table-row>
        <table:table-row>
          <table:table-cell table:style-name="表格1.A2" office:value-type="string">
            <text:p text:style-name="P64"><text:span text:style-name="T34">11.</text:span><text:span text:style-name="T36"> 相似单曲</text:span></text:p>
          </table:table-cell>
          <table:table-cell table:style-name="表格1.B2" office:value-type="string">
            <text:p text:style-name="P52">有用的</text:p>
          </table:table-cell>
          <table:table-cell table:style-name="表格1.B2" office:value-type="string">
            <text:p text:style-name="P79">批准的</text:p>
          </table:table-cell>
          <table:table-cell table:style-name="表格1.B2" office:value-type="string">
            <text:p text:style-name="P58">中</text:p>
          </table:table-cell>
          <table:table-cell table:style-name="表格1.B2" office:value-type="string">
            <text:p text:style-name="P58">低</text:p>
          </table:table-cell>
          <table:table-cell table:style-name="表格1.B2" office:value-type="string">
            <text:p text:style-name="P58">中</text:p>
          </table:table-cell>
          <table:table-cell table:style-name="表格1.B2" office:value-type="string">
            <text:p text:style-name="P67">1<text:span text:style-name="T79">、16</text:span></text:p>
          </table:table-cell>
        </table:table-row>
      </table:table>
      <text:p text:style-name="P6"/>
      <table:table table:name="表格2" table:style-name="表格2">
        <table:table-column table:style-name="表格2.A"/>
        <table:table-column table:style-name="表格2.B" table:number-columns-repeated="5"/>
        <table:table-column table:style-name="表格2.G"/>
        <table:table-row>
          <table:table-cell table:style-name="表格2.A1" office:value-type="string">
            <text:p text:style-name="P64"><text:span text:style-name="T34">12.</text:span><text:span text:style-name="T36"> 听歌识曲</text:span></text:p>
          </table:table-cell>
          <table:table-cell table:style-name="表格2.B1" office:value-type="string">
            <text:p text:style-name="P52">重要的</text:p>
          </table:table-cell>
          <table:table-cell table:style-name="表格2.B1" office:value-type="string">
            <text:p text:style-name="P50">建议的</text:p>
          </table:table-cell>
          <table:table-cell table:style-name="表格2.B1" office:value-type="string">
            <text:p text:style-name="P58">高</text:p>
          </table:table-cell>
          <table:table-cell table:style-name="表格2.B1" office:value-type="string">
            <text:p text:style-name="P58">高</text:p>
          </table:table-cell>
          <table:table-cell table:style-name="表格2.B1" office:value-type="string">
            <text:p text:style-name="P58">高</text:p>
          </table:table-cell>
          <table:table-cell table:style-name="表格2.B1" office:value-type="string">
            <text:p text:style-name="P67">1<text:span text:style-name="T79">、</text:span></text:p>
          </table:table-cell>
        </table:table-row>
        <table:table-row table:style-name="表格2.2">
          <table:table-cell table:style-name="表格2.A2" office:value-type="string">
            <text:p text:style-name="P64"><text:span text:style-name="T34">13.</text:span><text:span text:style-name="T36"> 电台节目</text:span></text:p>
          </table:table-cell>
          <table:table-cell table:style-name="表格2.B2" office:value-type="string">
            <text:p text:style-name="P50">有用<text:span text:style-name="T48">的</text:span></text:p>
          </table:table-cell>
          <table:table-cell table:style-name="表格2.B2" office:value-type="string">
            <text:p text:style-name="P50">建议的</text:p>
          </table:table-cell>
          <table:table-cell table:style-name="表格2.B2" office:value-type="string">
            <text:p text:style-name="P50">高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50">中</text:p>
          </table:table-cell>
          <table:table-cell table:style-name="表格2.B2" office:value-type="string">
            <text:p text:style-name="P70">7、</text:p>
          </table:table-cell>
        </table:table-row>
        <table:table-row table:style-name="表格2.3">
          <table:table-cell table:style-name="表格2.A2" office:value-type="string">
            <text:p text:style-name="P64"><text:span text:style-name="T34">14.</text:span><text:span text:style-name="T36"> 歌曲收藏</text:span></text:p>
          </table:table-cell>
          <table:table-cell table:style-name="表格2.B2" office:value-type="string">
            <text:p text:style-name="P52">紧急的</text:p>
          </table:table-cell>
          <table:table-cell table:style-name="表格2.B2" office:value-type="string">
            <text:p text:style-name="P50">建议的</text:p>
          </table:table-cell>
          <table:table-cell table:style-name="表格2.B2" office:value-type="string">
            <text:p text:style-name="P58">低</text:p>
          </table:table-cell>
          <table:table-cell table:style-name="表格2.B2" office:value-type="string">
            <text:p text:style-name="P58">低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67">1<text:span text:style-name="T79">、2</text:span></text:p>
          </table:table-cell>
        </table:table-row>
        <table:table-row table:style-name="表格2.4">
          <table:table-cell table:style-name="表格2.A2" office:value-type="string">
            <text:p text:style-name="P64"><text:span text:style-name="T34">15.</text:span><text:span text:style-name="T36"> 歌单收藏</text:span></text:p>
          </table:table-cell>
          <table:table-cell table:style-name="表格2.B2" office:value-type="string">
            <text:p text:style-name="P50">重要<text:span text:style-name="T48">的</text:span></text:p>
          </table:table-cell>
          <table:table-cell table:style-name="表格2.B2" office:value-type="string">
            <text:p text:style-name="P50">批准的</text:p>
          </table:table-cell>
          <table:table-cell table:style-name="表格2.B2" office:value-type="string">
            <text:p text:style-name="P58">低</text:p>
          </table:table-cell>
          <table:table-cell table:style-name="表格2.B2" office:value-type="string">
            <text:p text:style-name="P50">低</text:p>
          </table:table-cell>
          <table:table-cell table:style-name="表格2.B2" office:value-type="string">
            <text:p text:style-name="P54">高</text:p>
          </table:table-cell>
          <table:table-cell table:style-name="表格2.B2" office:value-type="string">
            <text:p text:style-name="P67">1<text:span text:style-name="T79">、</text:span>2</text:p>
          </table:table-cell>
        </table:table-row>
        <table:table-row table:style-name="表格2.4">
          <table:table-cell table:style-name="表格2.A2" office:value-type="string">
            <text:p text:style-name="P78">16. 新建歌单</text:p>
          </table:table-cell>
          <table:table-cell table:style-name="表格2.B2" office:value-type="string">
            <text:p text:style-name="P50">重要<text:span text:style-name="T79">的</text:span></text:p>
          </table:table-cell>
          <table:table-cell table:style-name="表格2.B2" office:value-type="string">
            <text:p text:style-name="P51">批准<text:span text:style-name="T98">的</text:span></text:p>
          </table:table-cell>
          <table:table-cell table:style-name="表格2.B2" office:value-type="string">
            <text:p text:style-name="P58">低</text:p>
          </table:table-cell>
          <table:table-cell table:style-name="表格2.B2" office:value-type="string">
            <text:p text:style-name="P58">低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70">2、</text:p>
          </table:table-cell>
        </table:table-row>
        <table:table-row table:style-name="表格2.4">
          <table:table-cell table:style-name="表格2.A2" office:value-type="string">
            <text:p text:style-name="P88"><text:span text:style-name="T80">17.</text:span>听歌缓存<text:span text:style-name="T79">（固定容量）</text:span></text:p>
          </table:table-cell>
          <table:table-cell table:style-name="表格2.B2" office:value-type="string">
            <text:p text:style-name="P50">重要<text:span text:style-name="T79">的</text:span></text:p>
          </table:table-cell>
          <table:table-cell table:style-name="表格2.B2" office:value-type="string">
            <text:p text:style-name="P51">批准<text:span text:style-name="T98">的</text:span></text:p>
          </table:table-cell>
          <table:table-cell table:style-name="表格2.B2" office:value-type="string">
            <text:p text:style-name="P58">中</text:p>
          </table:table-cell>
          <table:table-cell table:style-name="表格2.B2" office:value-type="string">
            <text:p text:style-name="P58">中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70">2</text:p>
          </table:table-cell>
        </table:table-row>
        <table:table-row table:style-name="表格2.4">
          <table:table-cell table:style-name="表格2.A2" office:value-type="string">
            <text:p text:style-name="P88"><text:span text:style-name="T80">18.</text:span>下载</text:p>
          </table:table-cell>
          <table:table-cell table:style-name="表格2.B2" office:value-type="string">
            <text:p text:style-name="P50">紧急<text:span text:style-name="T79">的</text:span></text:p>
          </table:table-cell>
          <table:table-cell table:style-name="表格2.B2" office:value-type="string">
            <text:p text:style-name="P51">批准<text:span text:style-name="T98">的</text:span>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58">中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70">3</text:p>
          </table:table-cell>
        </table:table-row>
        <table:table-row table:style-name="表格2.4">
          <table:table-cell table:style-name="表格2.A2" office:value-type="string">
            <text:p text:style-name="P89"><text:span text:style-name="T80">19.</text:span>详细信息<text:span text:style-name="T81">（歌手或专辑封面等）</text:span></text:p>
            <text:p text:style-name="P92">+歌词</text:p>
          </table:table-cell>
          <table:table-cell table:style-name="表格2.B2" office:value-type="string">
            <text:p text:style-name="P50">紧急<text:span text:style-name="T79">的</text:span></text:p>
          </table:table-cell>
          <table:table-cell table:style-name="表格2.B2" office:value-type="string">
            <text:p text:style-name="P51">批准<text:span text:style-name="T98">的</text:span></text:p>
          </table:table-cell>
          <table:table-cell table:style-name="表格2.B2" office:value-type="string">
            <text:p text:style-name="P58">低</text:p>
          </table:table-cell>
          <table:table-cell table:style-name="表格2.B2" office:value-type="string">
            <text:p text:style-name="P58">低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70">1、2、3、4、5、7</text:p>
          </table:table-cell>
        </table:table-row>
        <table:table-row table:style-name="表格2.4">
          <table:table-cell table:style-name="表格2.A2" office:value-type="string">
            <text:p text:style-name="P88"><text:span text:style-name="T80">20.</text:span>支持多种音频格式</text:p>
            <text:p text:style-name="P92">（看后期实现）</text:p>
          </table:table-cell>
          <table:table-cell table:style-name="表格2.B2" office:value-type="string">
            <text:p text:style-name="P50">重要<text:span text:style-name="T79">的</text:span></text:p>
          </table:table-cell>
          <table:table-cell table:style-name="表格2.B2" office:value-type="string">
            <text:p text:style-name="P51">批准<text:span text:style-name="T98">的</text:span></text:p>
          </table:table-cell>
          <table:table-cell table:style-name="表格2.B2" office:value-type="string">
            <text:p text:style-name="P58">中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58">中</text:p>
          </table:table-cell>
          <table:table-cell table:style-name="表格2.B2" office:value-type="string">
            <text:p text:style-name="P70">2、3</text:p>
            <text:p text:style-name="P70"/>
          </table:table-cell>
        </table:table-row>
        <text:soft-page-break/>
        <table:table-row table:style-name="表格2.4">
          <table:table-cell table:style-name="表格2.A2" office:value-type="string">
            <text:p text:style-name="P88"><text:span text:style-name="T80">21.</text:span>播放顺序<text:span text:style-name="T81">、进度条</text:span></text:p>
          </table:table-cell>
          <table:table-cell table:style-name="表格2.B2" office:value-type="string">
            <text:p text:style-name="P50">紧急<text:span text:style-name="T79">的</text:span></text:p>
          </table:table-cell>
          <table:table-cell table:style-name="表格2.B2" office:value-type="string">
            <text:p text:style-name="P51">批准<text:span text:style-name="T98">的</text:span></text:p>
          </table:table-cell>
          <table:table-cell table:style-name="表格2.B2" office:value-type="string">
            <text:p text:style-name="P58">低</text:p>
          </table:table-cell>
          <table:table-cell table:style-name="表格2.B2" office:value-type="string">
            <text:p text:style-name="P58">地</text:p>
          </table:table-cell>
          <table:table-cell table:style-name="表格2.B2" office:value-type="string">
            <text:p text:style-name="P58">高</text:p>
          </table:table-cell>
          <table:table-cell table:style-name="表格2.B2" office:value-type="string">
            <text:p text:style-name="P70">2、</text:p>
          </table:table-cell>
        </table:table-row>
        <table:table-row table:style-name="表格2.4">
          <table:table-cell table:style-name="表格2.A2" office:value-type="string">
            <text:p text:style-name="P91">22.时间控制</text:p>
          </table:table-cell>
          <table:table-cell table:style-name="表格2.B2" office:value-type="string">
            <text:p text:style-name="P50">有用<text:span text:style-name="T81">的</text:span></text:p>
          </table:table-cell>
          <table:table-cell table:style-name="表格2.B2" office:value-type="string">
            <text:p text:style-name="P51">建议<text:span text:style-name="T99">的</text:span></text:p>
          </table:table-cell>
          <table:table-cell table:style-name="表格2.B2" office:value-type="string">
            <text:p text:style-name="P59">低</text:p>
          </table:table-cell>
          <table:table-cell table:style-name="表格2.B2" office:value-type="string">
            <text:p text:style-name="P59">低</text:p>
          </table:table-cell>
          <table:table-cell table:style-name="表格2.B2" office:value-type="string">
            <text:p text:style-name="P59">高</text:p>
          </table:table-cell>
          <table:table-cell table:style-name="表格2.B2" office:value-type="string">
            <text:p text:style-name="P71">2、</text:p>
          </table:table-cell>
        </table:table-row>
        <table:table-row table:style-name="表格2.4">
          <table:table-cell table:style-name="表格2.A2" office:value-type="string">
            <text:p text:style-name="P88"><text:span text:style-name="T80">23.</text:span>桌面歌词</text:p>
          </table:table-cell>
          <table:table-cell table:style-name="表格2.B2" office:value-type="string">
            <text:p text:style-name="P60">有用的</text:p>
          </table:table-cell>
          <table:table-cell table:style-name="表格2.B2" office:value-type="string">
            <text:p text:style-name="P51">建议<text:span text:style-name="T99">的</text:span></text:p>
          </table:table-cell>
          <table:table-cell table:style-name="表格2.B2" office:value-type="string">
            <text:p text:style-name="P59">中</text:p>
          </table:table-cell>
          <table:table-cell table:style-name="表格2.B2" office:value-type="string">
            <text:p text:style-name="P59">低</text:p>
          </table:table-cell>
          <table:table-cell table:style-name="表格2.B2" office:value-type="string">
            <text:p text:style-name="P59">高</text:p>
          </table:table-cell>
          <table:table-cell table:style-name="表格2.B2" office:value-type="string">
            <text:p text:style-name="P71">2、</text:p>
          </table:table-cell>
        </table:table-row>
        <table:table-row table:style-name="表格2.4">
          <table:table-cell table:style-name="表格2.A2" office:value-type="string">
            <text:p text:style-name="P88"><text:span text:style-name="T80">24.</text:span>多种音效</text:p>
          </table:table-cell>
          <table:table-cell table:style-name="表格2.B2" office:value-type="string">
            <text:p text:style-name="P50">有用<text:span text:style-name="T81">的</text:span></text:p>
          </table:table-cell>
          <table:table-cell table:style-name="表格2.B2" office:value-type="string">
            <text:p text:style-name="P51">建议<text:span text:style-name="T99">的</text:span></text:p>
          </table:table-cell>
          <table:table-cell table:style-name="表格2.B2" office:value-type="string">
            <text:p text:style-name="P59">高</text:p>
          </table:table-cell>
          <table:table-cell table:style-name="表格2.B2" office:value-type="string">
            <text:p text:style-name="P59">高</text:p>
          </table:table-cell>
          <table:table-cell table:style-name="表格2.B2" office:value-type="string">
            <text:p text:style-name="P59">低</text:p>
          </table:table-cell>
          <table:table-cell table:style-name="表格2.B2" office:value-type="string">
            <text:p text:style-name="P71">2、</text:p>
          </table:table-cell>
        </table:table-row>
        <table:table-row table:style-name="表格2.4">
          <table:table-cell table:style-name="表格2.A2" office:value-type="string">
            <text:p text:style-name="P88"><text:span text:style-name="T80">25.</text:span>摇一摇切歌</text:p>
          </table:table-cell>
          <table:table-cell table:style-name="表格2.B2" office:value-type="string">
            <text:p text:style-name="P50">有用<text:span text:style-name="T81">的</text:span></text:p>
          </table:table-cell>
          <table:table-cell table:style-name="表格2.B2" office:value-type="string">
            <text:p text:style-name="P51">建议<text:span text:style-name="T99">的</text:span></text:p>
          </table:table-cell>
          <table:table-cell table:style-name="表格2.B2" office:value-type="string">
            <text:p text:style-name="P59">中</text:p>
          </table:table-cell>
          <table:table-cell table:style-name="表格2.B2" office:value-type="string">
            <text:p text:style-name="P59">高</text:p>
          </table:table-cell>
          <table:table-cell table:style-name="表格2.B2" office:value-type="string">
            <text:p text:style-name="P59">高</text:p>
          </table:table-cell>
          <table:table-cell table:style-name="表格2.B2" office:value-type="string">
            <text:p text:style-name="P71">2、</text:p>
          </table:table-cell>
        </table:table-row>
        <table:table-row table:style-name="表格2.4">
          <table:table-cell table:style-name="表格2.A2" office:value-type="string">
            <text:p text:style-name="P88"><text:span text:style-name="T80">26.</text:span>视频投稿</text:p>
          </table:table-cell>
          <table:table-cell table:style-name="表格2.B2" office:value-type="string">
            <text:p text:style-name="P50">有用<text:span text:style-name="T81">的</text:span></text:p>
          </table:table-cell>
          <table:table-cell table:style-name="表格2.B2" office:value-type="string">
            <text:p text:style-name="P51">建议<text:span text:style-name="T99">的</text:span></text:p>
          </table:table-cell>
          <table:table-cell table:style-name="表格2.B2" office:value-type="string">
            <text:p text:style-name="P59">高</text:p>
          </table:table-cell>
          <table:table-cell table:style-name="表格2.B2" office:value-type="string">
            <text:p text:style-name="P59">高</text:p>
          </table:table-cell>
          <table:table-cell table:style-name="表格2.B2" office:value-type="string">
            <text:p text:style-name="P59">中</text:p>
          </table:table-cell>
          <table:table-cell table:style-name="表格2.B2" office:value-type="string">
            <text:p text:style-name="P71">9、15、</text:p>
          </table:table-cell>
        </table:table-row>
        <table:table-row table:style-name="表格2.4">
          <table:table-cell table:style-name="表格2.A2" office:value-type="string">
            <text:p text:style-name="P88"><text:span text:style-name="T80">27.</text:span>动态发布</text:p>
          </table:table-cell>
          <table:table-cell table:style-name="表格2.B2" office:value-type="string">
            <text:p text:style-name="P50">有用<text:span text:style-name="T81">的</text:span></text:p>
          </table:table-cell>
          <table:table-cell table:style-name="表格2.B2" office:value-type="string">
            <text:p text:style-name="P51">建议<text:span text:style-name="T99">的</text:span></text:p>
          </table:table-cell>
          <table:table-cell table:style-name="表格2.B2" office:value-type="string">
            <text:p text:style-name="P59">高</text:p>
          </table:table-cell>
          <table:table-cell table:style-name="表格2.B2" office:value-type="string">
            <text:p text:style-name="P59">中</text:p>
          </table:table-cell>
          <table:table-cell table:style-name="表格2.B2" office:value-type="string">
            <text:p text:style-name="P54">中</text:p>
          </table:table-cell>
          <table:table-cell table:style-name="表格2.B2" office:value-type="string">
            <text:p text:style-name="P71">9、15、44</text:p>
          </table:table-cell>
        </table:table-row>
        <table:table-row table:style-name="表格2.4">
          <table:table-cell table:style-name="表格2.A2" office:value-type="string">
            <text:p text:style-name="P88"><text:span text:style-name="T80">28.</text:span>发布歌单到社区</text:p>
          </table:table-cell>
          <table:table-cell table:style-name="表格2.B2" office:value-type="string">
            <text:p text:style-name="P135">有用的</text:p>
          </table:table-cell>
          <table:table-cell table:style-name="表格2.B2" office:value-type="string">
            <text:p text:style-name="P50">批准<text:span text:style-name="T155">的</text:span></text:p>
          </table:table-cell>
          <table:table-cell table:style-name="表格2.B2" office:value-type="string">
            <text:p text:style-name="P135">高</text:p>
          </table:table-cell>
          <table:table-cell table:style-name="表格2.B2" office:value-type="string">
            <text:p text:style-name="P135">中</text:p>
          </table:table-cell>
          <table:table-cell table:style-name="表格2.B2" office:value-type="string">
            <text:p text:style-name="P135">中</text:p>
          </table:table-cell>
          <table:table-cell table:style-name="表格2.B2" office:value-type="string">
            <text:p text:style-name="P136">1、2、8、14</text:p>
          </table:table-cell>
        </table:table-row>
        <table:table-row table:style-name="表格2.4">
          <table:table-cell table:style-name="表格2.A2" office:value-type="string">
            <text:p text:style-name="P88"><text:span text:style-name="T156">29.</text:span>购买vip</text:p>
          </table:table-cell>
          <table:table-cell table:style-name="表格2.B2" office:value-type="string">
            <text:p text:style-name="P50">重要<text:span text:style-name="T81">的</text:span></text:p>
          </table:table-cell>
          <table:table-cell table:style-name="表格2.B2" office:value-type="string">
            <text:p text:style-name="P51">批准<text:span text:style-name="T98">的</text:span></text:p>
          </table:table-cell>
          <table:table-cell table:style-name="表格2.B2" office:value-type="string">
            <text:p text:style-name="P59">中</text:p>
          </table:table-cell>
          <table:table-cell table:style-name="表格2.B2" office:value-type="string">
            <text:p text:style-name="P59">中</text:p>
          </table:table-cell>
          <table:table-cell table:style-name="表格2.B2" office:value-type="string">
            <text:p text:style-name="P59">高</text:p>
          </table:table-cell>
          <table:table-cell table:style-name="表格2.B2" office:value-type="string">
            <text:p text:style-name="P71">2、3、4、6<text:span text:style-name="T82">、18</text:span></text:p>
          </table:table-cell>
        </table:table-row>
        <table:table-row table:style-name="表格2.4">
          <table:table-cell table:style-name="表格2.A2" office:value-type="string">
            <text:p text:style-name="P88"><text:span text:style-name="T80">30.</text:span>售卖数字专辑</text:p>
          </table:table-cell>
          <table:table-cell table:style-name="表格2.B2" office:value-type="string">
            <text:p text:style-name="P50">紧急<text:span text:style-name="T82">的</text:span></text:p>
          </table:table-cell>
          <table:table-cell table:style-name="表格2.B2" office:value-type="string">
            <text:p text:style-name="P51">批准<text:span text:style-name="T98">的</text:span></text:p>
          </table:table-cell>
          <table:table-cell table:style-name="表格2.B2" office:value-type="string">
            <text:p text:style-name="P61">高</text:p>
          </table:table-cell>
          <table:table-cell table:style-name="表格2.B2" office:value-type="string">
            <text:p text:style-name="P61">高</text:p>
          </table:table-cell>
          <table:table-cell table:style-name="表格2.B2" office:value-type="string">
            <text:p text:style-name="P61">高</text:p>
          </table:table-cell>
          <table:table-cell table:style-name="表格2.B2" office:value-type="string">
            <text:p text:style-name="P72">1、2、16、21、18、19、20</text:p>
          </table:table-cell>
        </table:table-row>
        <table:table-row table:style-name="表格2.4">
          <table:table-cell table:style-name="表格2.A2" office:value-type="string">
            <text:p text:style-name="P88"><text:span text:style-name="T80">31.</text:span>音乐人开通赞赏</text:p>
          </table:table-cell>
          <table:table-cell table:style-name="表格2.B2" office:value-type="string">
            <text:p text:style-name="P50">有用<text:span text:style-name="T82">的</text:span></text:p>
          </table:table-cell>
          <table:table-cell table:style-name="表格2.B2" office:value-type="string">
            <text:p text:style-name="P51">建议<text:span text:style-name="T99">的</text:span></text:p>
          </table:table-cell>
          <table:table-cell table:style-name="表格2.B2" office:value-type="string">
            <text:p text:style-name="P61">高</text:p>
          </table:table-cell>
          <table:table-cell table:style-name="表格2.B2" office:value-type="string">
            <text:p text:style-name="P61">中</text:p>
          </table:table-cell>
          <table:table-cell table:style-name="表格2.B2" office:value-type="string">
            <text:p text:style-name="P61">中</text:p>
          </table:table-cell>
          <table:table-cell table:style-name="表格2.B2" office:value-type="string">
            <text:p text:style-name="P72">18、19、21、20</text:p>
          </table:table-cell>
        </table:table-row>
        <table:table-row table:style-name="表格2.4">
          <table:table-cell table:style-name="表格2.A2" office:value-type="string">
            <text:p text:style-name="P90"><text:span text:style-name="T101">32.</text:span>售卖周边</text:p>
          </table:table-cell>
          <table:table-cell table:style-name="表格2.B2" office:value-type="string">
            <text:p text:style-name="P50">有用<text:span text:style-name="T82">的</text:span></text:p>
          </table:table-cell>
          <table:table-cell table:style-name="表格2.B2" office:value-type="string">
            <text:p text:style-name="P51">建议<text:span text:style-name="T99">的</text:span></text:p>
          </table:table-cell>
          <table:table-cell table:style-name="表格2.B2" office:value-type="string">
            <text:p text:style-name="P61">高</text:p>
          </table:table-cell>
          <table:table-cell table:style-name="表格2.B2" office:value-type="string">
            <text:p text:style-name="P61">高</text:p>
          </table:table-cell>
          <table:table-cell table:style-name="表格2.B2" office:value-type="string">
            <text:p text:style-name="P61">高</text:p>
          </table:table-cell>
          <table:table-cell table:style-name="表格2.B2" office:value-type="string">
            <text:p text:style-name="P73">10、18、</text:p>
          </table:table-cell>
        </table:table-row>
        <table:table-row table:style-name="表格2.4">
          <table:table-cell table:style-name="表格2.A2" office:value-type="string">
            <text:p text:style-name="P90"><text:span text:style-name="T80">33.</text:span>广告位</text:p>
          </table:table-cell>
          <table:table-cell table:style-name="表格2.B2" office:value-type="string">
            <text:p text:style-name="P50">紧急<text:span text:style-name="T82">的</text:span></text:p>
          </table:table-cell>
          <table:table-cell table:style-name="表格2.B2" office:value-type="string">
            <text:p text:style-name="P51">批准<text:span text:style-name="T98">的</text:span></text:p>
          </table:table-cell>
          <table:table-cell table:style-name="表格2.B2" office:value-type="string">
            <text:p text:style-name="P61">中</text:p>
          </table:table-cell>
          <table:table-cell table:style-name="表格2.B2" office:value-type="string">
            <text:p text:style-name="P61">低</text:p>
          </table:table-cell>
          <table:table-cell table:style-name="表格2.B2" office:value-type="string">
            <text:p text:style-name="P61">高</text:p>
          </table:table-cell>
          <table:table-cell table:style-name="表格2.B2" office:value-type="string">
            <text:p text:style-name="P73">18、21？</text:p>
          </table:table-cell>
        </table:table-row>
        <table:table-row table:style-name="表格2.4">
          <table:table-cell table:style-name="表格2.A2" office:value-type="string">
            <text:p text:style-name="P90"><text:span text:style-name="T80">34.</text:span>主题<text:span text:style-name="T82">（背景等）</text:span></text:p>
          </table:table-cell>
          <table:table-cell table:style-name="表格2.B2" office:value-type="string">
            <text:p text:style-name="P50">重要<text:span text:style-name="T82">的</text:span></text:p>
          </table:table-cell>
          <table:table-cell table:style-name="表格2.B2" office:value-type="string">
            <text:p text:style-name="P51">批准<text:span text:style-name="T98">的</text:span></text:p>
          </table:table-cell>
          <table:table-cell table:style-name="表格2.B2" office:value-type="string">
            <text:p text:style-name="P61">高</text:p>
          </table:table-cell>
          <table:table-cell table:style-name="表格2.B2" office:value-type="string">
            <text:p text:style-name="P61">中</text:p>
          </table:table-cell>
          <table:table-cell table:style-name="表格2.B2" office:value-type="string">
            <text:p text:style-name="P61">高</text:p>
          </table:table-cell>
          <table:table-cell table:style-name="表格2.B2" office:value-type="string">
            <text:p text:style-name="P74">13</text:p>
          </table:table-cell>
        </table:table-row>
        <table:table-row table:style-name="表格2.4">
          <table:table-cell table:style-name="表格2.A2" office:value-type="string">
            <text:p text:style-name="P85"><text:span text:style-name="T80">35.</text:span>云盘</text:p>
          </table:table-cell>
          <table:table-cell table:style-name="表格2.B2" office:value-type="string">
            <text:p text:style-name="P50">有用<text:span text:style-name="T82">的</text:span></text:p>
          </table:table-cell>
          <table:table-cell table:style-name="表格2.B2" office:value-type="string">
            <text:p text:style-name="P51">建议<text:span text:style-name="T99">的</text:span></text:p>
          </table:table-cell>
          <table:table-cell table:style-name="表格2.B2" office:value-type="string">
            <text:p text:style-name="P61">高</text:p>
          </table:table-cell>
          <table:table-cell table:style-name="表格2.B2" office:value-type="string">
            <text:p text:style-name="P61">高</text:p>
          </table:table-cell>
          <table:table-cell table:style-name="表格2.B2" office:value-type="string">
            <text:p text:style-name="P61">高</text:p>
          </table:table-cell>
          <table:table-cell table:style-name="表格2.B2" office:value-type="string">
            <text:p text:style-name="P74">2、3</text:p>
          </table:table-cell>
        </table:table-row>
        <table:table-row table:style-name="表格2.4">
          <table:table-cell table:style-name="表格2.A2" office:value-type="string">
            <text:p text:style-name="P85"><text:span text:style-name="T80">36.</text:span>个人资料<text:line-break/></text:p>
          </table:table-cell>
          <table:table-cell table:style-name="表格2.B2" office:value-type="string">
            <text:p text:style-name="P50">紧急<text:span text:style-name="T82">的</text:span></text:p>
          </table:table-cell>
          <table:table-cell table:style-name="表格2.B2" office:value-type="string">
            <text:p text:style-name="P51">批准<text:span text:style-name="T98">的</text:span></text:p>
          </table:table-cell>
          <table:table-cell table:style-name="表格2.B2" office:value-type="string">
            <text:p text:style-name="P61">中</text:p>
          </table:table-cell>
          <table:table-cell table:style-name="表格2.B2" office:value-type="string">
            <text:p text:style-name="P61">低</text:p>
          </table:table-cell>
          <table:table-cell table:style-name="表格2.B2" office:value-type="string">
            <text:p text:style-name="P61">高</text:p>
          </table:table-cell>
          <table:table-cell table:style-name="表格2.B2" office:value-type="string">
            <text:p text:style-name="P74">12、13、14、17</text:p>
          </table:table-cell>
        </table:table-row>
        <table:table-row table:style-name="表格2.4">
          <table:table-cell table:style-name="表格2.A2" office:value-type="string">
            <text:p text:style-name="P85"><text:span text:style-name="T80">37.</text:span>下载管理<text:line-break/><text:span text:style-name="T102">（下过的歌有标记）</text:span></text:p>
          </table:table-cell>
          <table:table-cell table:style-name="表格2.B2" office:value-type="string">
            <text:p text:style-name="P62">有用的</text:p>
          </table:table-cell>
          <table:table-cell table:style-name="表格2.B2" office:value-type="string">
            <text:p text:style-name="P51">建议<text:span text:style-name="T99">的</text:span></text:p>
          </table:table-cell>
          <table:table-cell table:style-name="表格2.B2" office:value-type="string">
            <text:p text:style-name="P61">中</text:p>
          </table:table-cell>
          <table:table-cell table:style-name="表格2.B2" office:value-type="string">
            <text:p text:style-name="P61">低</text:p>
          </table:table-cell>
          <table:table-cell table:style-name="表格2.B2" office:value-type="string">
            <text:p text:style-name="P61">高</text:p>
          </table:table-cell>
          <table:table-cell table:style-name="表格2.B2" office:value-type="string">
            <text:p text:style-name="P74">2、3、</text:p>
          </table:table-cell>
        </table:table-row>
        <text:soft-page-break/>
        <table:table-row table:style-name="表格2.4">
          <table:table-cell table:style-name="表格2.A2" office:value-type="string">
            <text:p text:style-name="P85"><text:span text:style-name="T156">38.</text:span>历史记录<text:line-break/><text:span text:style-name="T102">（歌曲）</text:span></text:p>
            <text:p text:style-name="P86">（浏览过的其他视频之类的再考虑）</text:p>
          </table:table-cell>
          <table:table-cell table:style-name="表格2.B2" office:value-type="string">
            <text:p text:style-name="P50">重要<text:span text:style-name="T82">的</text:span></text:p>
          </table:table-cell>
          <table:table-cell table:style-name="表格2.B2" office:value-type="string">
            <text:p text:style-name="P51">批准<text:span text:style-name="T98">的</text:span></text:p>
          </table:table-cell>
          <table:table-cell table:style-name="表格2.B2" office:value-type="string">
            <text:p text:style-name="P61">中</text:p>
          </table:table-cell>
          <table:table-cell table:style-name="表格2.B2" office:value-type="string">
            <text:p text:style-name="P61">低</text:p>
          </table:table-cell>
          <table:table-cell table:style-name="表格2.B2" office:value-type="string">
            <text:p text:style-name="P61">高</text:p>
          </table:table-cell>
          <table:table-cell table:style-name="表格2.B2" office:value-type="string">
            <text:p text:style-name="P74">1、2、4、5、6、7、9、14、20</text:p>
          </table:table-cell>
        </table:table-row>
        <table:table-row table:style-name="表格2.4">
          <table:table-cell table:style-name="表格2.A2" office:value-type="string">
            <text:p text:style-name="P85"><text:span text:style-name="T156">39.</text:span>私信<text:line-break/></text:p>
          </table:table-cell>
          <table:table-cell table:style-name="表格2.B2" office:value-type="string">
            <text:p text:style-name="P50">重要<text:span text:style-name="T82">的</text:span></text:p>
          </table:table-cell>
          <table:table-cell table:style-name="表格2.B2" office:value-type="string">
            <text:p text:style-name="P51">批准<text:span text:style-name="T98">的</text:span></text:p>
          </table:table-cell>
          <table:table-cell table:style-name="表格2.B2" office:value-type="string">
            <text:p text:style-name="P61">高</text:p>
          </table:table-cell>
          <table:table-cell table:style-name="表格2.B2" office:value-type="string">
            <text:p text:style-name="P61">高</text:p>
          </table:table-cell>
          <table:table-cell table:style-name="表格2.B2" office:value-type="string">
            <text:p text:style-name="P61">高</text:p>
          </table:table-cell>
          <table:table-cell table:style-name="表格2.B2" office:value-type="string">
            <text:p text:style-name="P74">14、9、15、16、</text:p>
          </table:table-cell>
        </table:table-row>
        <table:table-row table:style-name="表格2.4">
          <table:table-cell table:style-name="表格2.A2" office:value-type="string">
            <text:p text:style-name="P85"><text:span text:style-name="T80">40.</text:span>K歌<text:line-break/></text:p>
          </table:table-cell>
          <table:table-cell table:style-name="表格2.B2" office:value-type="string">
            <text:p text:style-name="P50">有用<text:span text:style-name="T82">的</text:span></text:p>
          </table:table-cell>
          <table:table-cell table:style-name="表格2.B2" office:value-type="string">
            <text:p text:style-name="P51">建议<text:span text:style-name="T99">的</text:span></text:p>
          </table:table-cell>
          <table:table-cell table:style-name="表格2.B2" office:value-type="string">
            <text:p text:style-name="P61">高</text:p>
          </table:table-cell>
          <table:table-cell table:style-name="表格2.B2" office:value-type="string">
            <text:p text:style-name="P61">高</text:p>
          </table:table-cell>
          <table:table-cell table:style-name="表格2.B2" office:value-type="string">
            <text:p text:style-name="P61">中</text:p>
          </table:table-cell>
          <table:table-cell table:style-name="表格2.B2" office:value-type="string">
            <text:p text:style-name="P67"><text:span text:style-name="T103">22</text:span>我们决定不做这个</text:p>
          </table:table-cell>
        </table:table-row>
        <table:table-row table:style-name="表格2.4">
          <table:table-cell table:style-name="表格2.A2" office:value-type="string">
            <text:p text:style-name="P85"><text:span text:style-name="T80">41.</text:span>分享<text:line-break/><text:span text:style-name="T104">（单曲、专辑、视频、专栏、歌手分享到动态、私信）</text:span></text:p>
          </table:table-cell>
          <table:table-cell table:style-name="表格2.B2" office:value-type="string">
            <text:p text:style-name="P50">紧急<text:span text:style-name="T82">的</text:span></text:p>
          </table:table-cell>
          <table:table-cell table:style-name="表格2.B2" office:value-type="string">
            <text:p text:style-name="P51">批准<text:span text:style-name="T98">的</text:span></text:p>
          </table:table-cell>
          <table:table-cell table:style-name="表格2.B2" office:value-type="string">
            <text:p text:style-name="P61">中</text:p>
          </table:table-cell>
          <table:table-cell table:style-name="表格2.B2" office:value-type="string">
            <text:p text:style-name="P61">高</text:p>
          </table:table-cell>
          <table:table-cell table:style-name="表格2.B2" office:value-type="string">
            <text:p text:style-name="P61">高</text:p>
          </table:table-cell>
          <table:table-cell table:style-name="表格2.B2" office:value-type="string">
            <text:p text:style-name="P74">16、15、19、8、14</text:p>
          </table:table-cell>
        </table:table-row>
        <table:table-row table:style-name="表格2.4">
          <table:table-cell table:style-name="表格2.A2" office:value-type="string">
            <text:p text:style-name="P85"><text:span text:style-name="T82">42、音乐剪辑</text:span><text:line-break/></text:p>
          </table:table-cell>
          <table:table-cell table:style-name="表格2.B2" office:value-type="string">
            <text:p text:style-name="P50">有用<text:span text:style-name="T82">的</text:span></text:p>
          </table:table-cell>
          <table:table-cell table:style-name="表格2.B2" office:value-type="string">
            <text:p text:style-name="P51">建议<text:span text:style-name="T99">的</text:span></text:p>
          </table:table-cell>
          <table:table-cell table:style-name="表格2.B2" office:value-type="string">
            <text:p text:style-name="P61">高</text:p>
          </table:table-cell>
          <table:table-cell table:style-name="表格2.B2" office:value-type="string">
            <text:p text:style-name="P61">高</text:p>
          </table:table-cell>
          <table:table-cell table:style-name="表格2.B2" office:value-type="string">
            <text:p text:style-name="P61">中</text:p>
          </table:table-cell>
          <table:table-cell table:style-name="表格2.B2" office:value-type="string">
            <text:p text:style-name="P74">11</text:p>
          </table:table-cell>
        </table:table-row>
        <table:table-row table:style-name="表格2.4">
          <table:table-cell table:style-name="表格2.A2" office:value-type="string">
            <text:p text:style-name="P85"><text:span text:style-name="T80">43.看</text:span>mv</text:p>
          </table:table-cell>
          <table:table-cell table:style-name="表格2.B2" office:value-type="string">
            <text:p text:style-name="P50">紧急<text:span text:style-name="T82">的</text:span></text:p>
          </table:table-cell>
          <table:table-cell table:style-name="表格2.B2" office:value-type="string">
            <text:p text:style-name="P51">批准<text:span text:style-name="T98">的</text:span></text:p>
          </table:table-cell>
          <table:table-cell table:style-name="表格2.B2" office:value-type="string">
            <text:p text:style-name="P61">高</text:p>
          </table:table-cell>
          <table:table-cell table:style-name="表格2.B2" office:value-type="string">
            <text:p text:style-name="P61">中</text:p>
          </table:table-cell>
          <table:table-cell table:style-name="表格2.B2" office:value-type="string">
            <text:p text:style-name="P61">高</text:p>
          </table:table-cell>
          <table:table-cell table:style-name="表格2.B2" office:value-type="string">
            <text:p text:style-name="P74">4、5、16、</text:p>
          </table:table-cell>
        </table:table-row>
        <table:table-row table:style-name="表格2.4">
          <table:table-cell table:style-name="表格2.A2" office:value-type="string">
            <text:p text:style-name="P85"><text:span text:style-name="T80">44.</text:span>设置铃声(手机，闹钟)<text:line-break/><text:span text:style-name="T103">（手机铃声音乐）</text:span></text:p>
          </table:table-cell>
          <table:table-cell table:style-name="表格2.B2" office:value-type="string">
            <text:p text:style-name="P61">有用的</text:p>
          </table:table-cell>
          <table:table-cell table:style-name="表格2.B2" office:value-type="string">
            <text:p text:style-name="P51">建议<text:span text:style-name="T99">的</text:span></text:p>
          </table:table-cell>
          <table:table-cell table:style-name="表格2.B2" office:value-type="string">
            <text:p text:style-name="P61">中</text:p>
          </table:table-cell>
          <table:table-cell table:style-name="表格2.B2" office:value-type="string">
            <text:p text:style-name="P61">中</text:p>
          </table:table-cell>
          <table:table-cell table:style-name="表格2.B2" office:value-type="string">
            <text:p text:style-name="P61">中</text:p>
          </table:table-cell>
          <table:table-cell table:style-name="表格2.B2" office:value-type="string">
            <text:p text:style-name="P75">1、2</text:p>
          </table:table-cell>
        </table:table-row>
        <table:table-row table:style-name="表格2.4">
          <table:table-cell table:style-name="表格2.A2" office:value-type="string">
            <text:p text:style-name="P85"><text:span text:style-name="T80">45.</text:span>健康提醒<text:line-break/></text:p>
          </table:table-cell>
          <table:table-cell table:style-name="表格2.B2" office:value-type="string">
            <text:p text:style-name="P50">有用<text:span text:style-name="T82">的</text:span></text:p>
          </table:table-cell>
          <table:table-cell table:style-name="表格2.B2" office:value-type="string">
            <text:p text:style-name="P51">建议<text:span text:style-name="T99">的</text:span></text:p>
          </table:table-cell>
          <table:table-cell table:style-name="表格2.B2" office:value-type="string">
            <text:p text:style-name="P61">低</text:p>
          </table:table-cell>
          <table:table-cell table:style-name="表格2.B2" office:value-type="string">
            <text:p text:style-name="P61">低</text:p>
          </table:table-cell>
          <table:table-cell table:style-name="表格2.B2" office:value-type="string">
            <text:p text:style-name="P61">高</text:p>
          </table:table-cell>
          <table:table-cell table:style-name="表格2.B2" office:value-type="string">
            <text:p text:style-name="P67">不做</text:p>
          </table:table-cell>
        </table:table-row>
        <table:table-row table:style-name="表格2.4">
          <table:table-cell table:style-name="表格2.A2" office:value-type="string">
            <text:p text:style-name="P85"><text:span text:style-name="T80">46.</text:span>歌词音译<text:span text:style-name="T82">和</text:span>翻译<text:line-break/></text:p>
          </table:table-cell>
          <table:table-cell table:style-name="表格2.B2" office:value-type="string">
            <text:p text:style-name="P50">重要<text:span text:style-name="T82">的</text:span></text:p>
          </table:table-cell>
          <table:table-cell table:style-name="表格2.B2" office:value-type="string">
            <text:p text:style-name="P51">批准<text:span text:style-name="T98">的</text:span></text:p>
          </table:table-cell>
          <table:table-cell table:style-name="表格2.B2" office:value-type="string">
            <text:p text:style-name="P61">中</text:p>
          </table:table-cell>
          <table:table-cell table:style-name="表格2.B2" office:value-type="string">
            <text:p text:style-name="P61">中</text:p>
          </table:table-cell>
          <table:table-cell table:style-name="表格2.B2" office:value-type="string">
            <text:p text:style-name="P61">高</text:p>
          </table:table-cell>
          <table:table-cell table:style-name="表格2.B2" office:value-type="string">
            <text:p text:style-name="P75">2、16</text:p>
          </table:table-cell>
        </table:table-row>
        <table:table-row table:style-name="表格2.4">
          <table:table-cell table:style-name="表格2.A2" office:value-type="string">
            <text:p text:style-name="P85"><text:span text:style-name="T156">47.</text:span>评论(社交)<text:line-break/></text:p>
          </table:table-cell>
          <table:table-cell table:style-name="表格2.B2" office:value-type="string">
            <text:p text:style-name="P50">有用<text:span text:style-name="T82">的</text:span></text:p>
          </table:table-cell>
          <table:table-cell table:style-name="表格2.B2" office:value-type="string">
            <text:p text:style-name="P51">建议<text:span text:style-name="T99">的</text:span></text:p>
          </table:table-cell>
          <table:table-cell table:style-name="表格2.B2" office:value-type="string">
            <text:p text:style-name="P61">中</text:p>
          </table:table-cell>
          <table:table-cell table:style-name="表格2.B2" office:value-type="string">
            <text:p text:style-name="P61">中</text:p>
          </table:table-cell>
          <table:table-cell table:style-name="表格2.B2" office:value-type="string">
            <text:p text:style-name="P61">高</text:p>
          </table:table-cell>
          <table:table-cell table:style-name="表格2.B2" office:value-type="string">
            <text:p text:style-name="P75">1、14、15、16、</text:p>
          </table:table-cell>
        </table:table-row>
        <table:table-row table:style-name="表格2.4">
          <table:table-cell table:style-name="表格2.A2" office:value-type="string">
            <text:p text:style-name="P85"><text:span text:style-name="T156">48.</text:span>收费直播<text:line-break/></text:p>
          </table:table-cell>
          <table:table-cell table:style-name="表格2.B2" office:value-type="string">
            <text:p text:style-name="P50">有用<text:span text:style-name="T82">的</text:span></text:p>
          </table:table-cell>
          <table:table-cell table:style-name="表格2.B2" office:value-type="string">
            <text:p text:style-name="P51">建议<text:span text:style-name="T99">的</text:span></text:p>
          </table:table-cell>
          <table:table-cell table:style-name="表格2.B2" office:value-type="string">
            <text:p text:style-name="P61">高</text:p>
          </table:table-cell>
          <table:table-cell table:style-name="表格2.B2" office:value-type="string">
            <text:p text:style-name="P61">高</text:p>
          </table:table-cell>
          <table:table-cell table:style-name="表格2.B2" office:value-type="string">
            <text:p text:style-name="P54">高</text:p>
          </table:table-cell>
          <table:table-cell table:style-name="表格2.B2" office:value-type="string">
            <text:p text:style-name="P75">9、15、16、21、18</text:p>
          </table:table-cell>
        </table:table-row>
        <table:table-row table:style-name="表格2.4">
          <table:table-cell table:style-name="表格2.A2" office:value-type="string">
            <text:p text:style-name="P85"><text:span text:style-name="T156">49.小</text:span>视频<text:line-break/></text:p>
          </table:table-cell>
          <table:table-cell table:style-name="表格2.B2" office:value-type="string">
            <text:p text:style-name="P50">有用<text:span text:style-name="T83">的</text:span></text:p>
          </table:table-cell>
          <table:table-cell table:style-name="表格2.B2" office:value-type="string">
            <text:p text:style-name="P50">建议<text:span text:style-name="T99">的</text:span></text:p>
          </table:table-cell>
          <table:table-cell table:style-name="表格2.B2" office:value-type="string">
            <text:p text:style-name="P63">高</text:p>
          </table:table-cell>
          <table:table-cell table:style-name="表格2.B2" office:value-type="string">
            <text:p text:style-name="P63">中</text:p>
          </table:table-cell>
          <table:table-cell table:style-name="表格2.B2" office:value-type="string">
            <text:p text:style-name="P63">高</text:p>
          </table:table-cell>
          <table:table-cell table:style-name="表格2.B2" office:value-type="string">
            <text:p text:style-name="P75">9、15、16、</text:p>
          </table:table-cell>
        </table:table-row>
      </table:table>
      <text:p text:style-name="P6"/>
      <text:p text:style-name="P6"><text:soft-page-break/>五、产品特性</text:p>
      <text:p text:style-name="P13">1.新歌上架</text:p>
      <text:p text:style-name="P13">2.首页推广（单曲、专栏等）</text:p>
      <text:p text:style-name="P13">3.搜索（歌手、专辑单曲名称、歌单、用户）</text:p>
      <text:p text:style-name="P13">4.歌曲收藏</text:p>
      <text:p text:style-name="P13">5.新建歌单</text:p>
      <text:p text:style-name="P13">6.下载歌曲、mv</text:p>
      <text:p text:style-name="P13">7.歌曲的详细信息（作词人、作曲人、专辑封面、歌词等）</text:p>
      <text:p text:style-name="P13">8.播放顺序、进度条</text:p>
      <text:p text:style-name="P13">9.广告位</text:p>
      <text:p text:style-name="P13">10.个人资料</text:p>
      <text:p text:style-name="P13">11.历史听歌记录（其他浏览过的专栏、视频再考虑）</text:p>
      <text:p text:style-name="P13">12.加入团队（音乐人，自媒体人）</text:p>
      <text:p text:style-name="P9"/>
      <text:p text:style-name="P35">----------------------------------------------------------------------------------------------------------------------------</text:p>
      <text:p text:style-name="P4">六、典型用例</text:p>
      <text:p text:style-name="P41">听歌</text:p>
      <text:p text:style-name="P116"><text:span text:style-name="T106">1.</text:span><text:span text:style-name="T124">简略描述</text:span><text:span text:style-name="T126">:</text:span></text:p>
      <text:p text:style-name="P116"><text:span text:style-name="T126"><text:s text:c="3"/></text:span><text:span text:style-name="T128"><text:s/>music_consumer使用系统找歌并听歌</text:span></text:p>
      <text:p text:style-name="P116"><text:span text:style-name="T107">2. </text:span><text:span text:style-name="T125">参与者：</text:span></text:p>
      <text:p text:style-name="P116"><text:span text:style-name="T125"><text:s text:c="2"/></text:span><text:span text:style-name="T129">music_consumer、第三方支付平台</text:span></text:p>
      <text:p text:style-name="P116"/>
      <text:p text:style-name="P121"><text:span text:style-name="T105">3. </text:span><text:span text:style-name="T123">用况图</text:span></text:p>
      <text:p text:style-name="P117"><text:span text:style-name="T109">4</text:span><text:span text:style-name="T108">. </text:span><text:span text:style-name="T130">前置条件：</text:span></text:p>
      <text:p text:style-name="P110">1、账户已经登录</text:p>
      <text:p text:style-name="P111"/>
      <text:p text:style-name="P110"/>
      <text:p text:style-name="P110"/>
      <text:p text:style-name="P118"><text:span text:style-name="T110">5</text:span><text:span text:style-name="T105">. </text:span><text:span text:style-name="T123">基本流</text:span></text:p>
      <text:p text:style-name="P122"><text:soft-page-break/>{浏览歌单或单曲}</text:p>
      <text:p text:style-name="P119">1、<text:span text:style-name="T129">music_consumer</text:span><text:span text:style-name="T133">选择浏览系统推荐歌单</text:span><text:span text:style-name="T134">或专辑</text:span></text:p>
      <text:p text:style-name="P120">{显示歌单或单曲详细信息}</text:p>
      <text:p text:style-name="P110"><text:span text:style-name="T136">2</text:span>、系统显示歌单<text:span text:style-name="T137">或专辑相关信息</text:span></text:p>
      <text:p text:style-name="P111">{选择歌单}</text:p>
      <text:p text:style-name="P112"><text:span text:style-name="T136">3</text:span>、music_consumer选择要打开的歌单<text:span text:style-name="T137">或专辑</text:span></text:p>
      <text:p text:style-name="P111">{展示歌单}</text:p>
      <text:p text:style-name="P112"><text:span text:style-name="T136">4</text:span>、系统展示歌单<text:span text:style-name="T137">或专辑</text:span>的详细信息</text:p>
      <text:p text:style-name="P111">{选择单曲}</text:p>
      <text:p text:style-name="P112"><text:span text:style-name="T136">5</text:span>、music_consumer选择<text:span text:style-name="T138">单</text:span>曲</text:p>
      <text:p text:style-name="P113">{展示单曲}</text:p>
      <text:p text:style-name="P113">6、系统显示单曲详细信息</text:p>
      <text:p text:style-name="P113">7、<text:span text:style-name="T139">music_consumer播放单曲</text:span></text:p>
      <text:p text:style-name="P111">{播放单曲}</text:p>
      <text:p text:style-name="P112"><text:span text:style-name="T136">8</text:span>、系统<text:span text:style-name="T138">将单曲加入到播放列表并播放</text:span></text:p>
      <text:p text:style-name="P112"><text:span text:style-name="T136">9</text:span>、music_<text:span text:style-name="T140">consumer关闭系统</text:span></text:p>
      <text:p text:style-name="P114"><text:span text:style-name="T136">10</text:span>、用况结束</text:p>
      <text:p text:style-name="P114"/>
      <text:p text:style-name="P115"><text:span text:style-name="T111">6</text:span><text:span text:style-name="T112">.</text:span><text:span text:style-name="T127">备选流</text:span></text:p>
      <text:p text:style-name="P123"/>
      <text:p text:style-name="P123">在{浏览歌单或单曲}中music_consumer选择浏览单曲</text:p>
      <text:p text:style-name="P130">A1 {浏览单曲}</text:p>
      <text:p text:style-name="P124">1.a、music_consumer选择浏览系统推荐单曲</text:p>
      <text:p text:style-name="P124"><text:span text:style-name="T141">1.a.1</text:span>、用况回到{选择单曲}</text:p>
      <text:p text:style-name="P124">1.b、<text:span text:style-name="T131">执行包含用况{搜索}</text:span></text:p>
      <text:p text:style-name="P124"><text:span text:style-name="T141">1.b.1</text:span>、用况回到{选择单曲}</text:p>
      <text:p text:style-name="P125"/>
      <text:p text:style-name="P124"/>
      <text:p text:style-name="P123">在{浏览歌单或单曲}中music_consumer选择浏览其他歌单</text:p>
      <text:p text:style-name="P123"><text:span text:style-name="T131">A</text:span><text:span text:style-name="T132">2</text:span><text:span text:style-name="T131"> {浏览其他歌单}</text:span></text:p>
      <text:p text:style-name="P124">1.<text:span text:style-name="T142">a</text:span>、执行包含用况{搜索}</text:p>
      <text:p text:style-name="P124"><text:span text:style-name="T142">1.a.1</text:span>、用况回到{选择歌单}<text:span text:style-name="T128"> </text:span></text:p>
      <text:p text:style-name="P126">1.<text:span text:style-name="T143">b</text:span>、music_consumer选择其他music_consumer</text:p>
      <text:p text:style-name="P127"><text:span text:style-name="T143">1.b.1</text:span>、系统显示该music_consumer个人信息</text:p>
      <text:p text:style-name="P128"><text:span text:style-name="T143">1.b.2</text:span>、music_consumer选择查看该music_consumer听歌情况</text:p>
      <text:p text:style-name="P127"><text:span text:style-name="T143">1.b.3</text:span>、用况回到<text:span text:style-name="T135">{选择歌单}</text:span></text:p>
      <text:p text:style-name="P123"/>
      <text:p text:style-name="P123"/>
      <text:p text:style-name="P123"/>
      <text:p text:style-name="P129">在{展示歌单}</text:p>
      <text:p text:style-name="P129"/>
      <text:p text:style-name="P102">A3 收藏歌单 如果<text:span text:style-name="T144">music_consumer</text:span>选择收藏歌单</text:p>
      <text:p text:style-name="P106">1、music_consumer选择收藏歌单</text:p>
      <text:p text:style-name="P106">2、系统在music_consumer个人收藏的歌单增加一个</text:p>
      <text:p text:style-name="P106">3、系统显示收藏成功</text:p>
      <text:p text:style-name="P106">4、用况回到{选择单曲}</text:p>
      <text:p text:style-name="P103"/>
      <text:p text:style-name="P102"/>
      <text:p text:style-name="P129"/>
      <text:p text:style-name="P102">A4 下载歌单</text:p>
      <text:p text:style-name="P106">1、music_consumer选择下载歌单</text:p>
      <text:p text:style-name="P106">2、系统显示下载的歌曲数量和所占用空间</text:p>
      <text:p text:style-name="P106">3、music_consumer选择下载</text:p>
      <text:p text:style-name="P106"><text:soft-page-break/>4、系统下载该歌单里面所有单曲到本地氢音乐文件下保存</text:p>
      <text:p text:style-name="P106">5、系统显示下载单曲进度条</text:p>
      <text:p text:style-name="P106">6、用况回到{选择单曲}</text:p>
      <text:p text:style-name="P106">3.b music_consumer选择取消</text:p>
      <text:p text:style-name="P106">3.b.1 用况回到{选择单曲}</text:p>
      <text:p text:style-name="P129"/>
      <text:p text:style-name="P102">A5 评论歌单</text:p>
      <text:p text:style-name="P107">1、music_consumer选择评论歌单</text:p>
      <text:p text:style-name="P131"><text:span text:style-name="T113">1</text:span>、系统显示精彩评论和最新评论</text:p>
      <text:p text:style-name="P131"><text:span text:style-name="T113">2</text:span>、<text:span text:style-name="T114">music_consumer</text:span>输入评论信息</text:p>
      <text:p text:style-name="P131"><text:span text:style-name="T113">3</text:span>、<text:span text:style-name="T114">music_consumer</text:span> 选择发布评论</text:p>
      <text:p text:style-name="P108"><text:span text:style-name="T27">4</text:span>、系统显示通知成功并在最新评论中加入该评论</text:p>
      <text:p text:style-name="P129"/>
      <text:p text:style-name="P102">A5 分享歌单</text:p>
      <text:p text:style-name="P104">1、music_consumer 选择分享歌单</text:p>
      <text:p text:style-name="P104"/>
      <text:p text:style-name="P129"/>
      <text:p text:style-name="P129">在{展示单曲}和{播放单曲}中</text:p>
      <text:p text:style-name="P129"/>
      <text:p text:style-name="P102">A6 分享单曲</text:p>
      <text:p text:style-name="P129"/>
      <text:p text:style-name="P102">A7 收藏单曲</text:p>
      <text:p text:style-name="P107">1、music_consumer选择收藏单曲</text:p>
      <text:p text:style-name="P107">2、系统显示music_consumer已创建的歌单</text:p>
      <text:p text:style-name="P107">3、music_consumer选择收藏到某个歌单</text:p>
      <text:p text:style-name="P107">4、系统在该歌单里增加这首单曲</text:p>
      <text:p text:style-name="P107">5、系统提示收藏成功</text:p>
      <text:p text:style-name="P107">6、回到基本流{展示单曲}</text:p>
      <text:p text:style-name="P129"><text:s/></text:p>
      <text:p text:style-name="P102">A8 评论单曲</text:p>
      <text:p text:style-name="P105">1、<text:span text:style-name="T145">music_consumer选择评论单曲</text:span></text:p>
      <text:p text:style-name="P131"><text:span text:style-name="T113">1</text:span>、系统显示精彩评论和最新评论</text:p>
      <text:p text:style-name="P131"><text:span text:style-name="T113">2</text:span>、<text:span text:style-name="T115">music_consumer</text:span>输入评论信息</text:p>
      <text:p text:style-name="P131"><text:span text:style-name="T113">3</text:span>、<text:span text:style-name="T115">music_consumer</text:span> 选择发布评论</text:p>
      <text:p text:style-name="P131"><text:span text:style-name="T113">4</text:span>、系统显示通知成功并在最新评论中加入该评论</text:p>
      <text:p text:style-name="P109"><text:span text:style-name="T27">5</text:span>、<text:span text:style-name="T28">回到基本流{展示单曲}</text:span></text:p>
      <text:p text:style-name="P102"/>
      <text:p text:style-name="P102">A9 下载单曲</text:p>
      <text:p text:style-name="P105">1、<text:span text:style-name="T145">music_consumer选择下载单曲</text:span></text:p>
      <text:p text:style-name="P131"><text:span text:style-name="T117">2</text:span>、<text:span text:style-name="T116">系统下载单曲到本地氢音乐文件下保存</text:span></text:p>
      <text:p text:style-name="P131"><text:span text:style-name="T113">2.</text:span><text:span text:style-name="T117">b、系统提示需要办理vip</text:span></text:p>
      <text:p text:style-name="P109"><text:span text:style-name="T27">5</text:span>、<text:span text:style-name="T28">回到基本流{展示单曲}</text:span></text:p>
      <text:p text:style-name="P102"/>
      <text:p text:style-name="P129"/>
      <text:p text:style-name="P102">A10 查看歌词</text:p>
      <text:p text:style-name="P129"/>
      <text:p text:style-name="P129">在{播放单曲中}</text:p>
      <text:p text:style-name="P129"/>
      <text:p text:style-name="P102">A11 切换单曲</text:p>
      <text:p text:style-name="P102"/>
      <text:p text:style-name="P102"><text:soft-page-break/>A12 暂停单曲</text:p>
      <text:p text:style-name="P102"/>
      <text:p text:style-name="P102">A13 设置单曲播放顺序</text:p>
      <text:p text:style-name="P101">A14 设置播放列表</text:p>
      <text:p text:style-name="P9"/>
      <text:p text:style-name="P9"/>
      <text:p text:style-name="P4">七、其他产品需求</text:p>
      <text:p text:style-name="P9"><text:span text:style-name="T1">1</text:span><text:span text:style-name="T29">、可应用标准</text:span></text:p>
      <text:p text:style-name="P9"><text:span text:style-name="T1">TCP/IP</text:span><text:span text:style-name="T29">协议</text:span><text:span text:style-name="T1">, HTTP</text:span><text:span text:style-name="T29">协议，</text:span><text:span text:style-name="T1">FTP</text:span><text:span text:style-name="T29">协议</text:span></text:p>
      <text:p text:style-name="P9"><text:span text:style-name="T1">2</text:span><text:span text:style-name="T29">、系统需求（定义为支持应用所必须的所有系统需求，比如操作系统、网络性能等等）</text:span></text:p>
      <text:p text:style-name="P9"><text:span text:style-name="T29">系统为安卓</text:span><text:span text:style-name="T1">4.4</text:span><text:span text:style-name="T29">及以上版本，建议手机处于</text:span><text:span text:style-name="T1">4g</text:span><text:span text:style-name="T29">网络或</text:span><text:span text:style-name="T1">WiFi</text:span><text:span text:style-name="T29">网络下，</text:span><text:span text:style-name="T1">ram</text:span><text:span text:style-name="T29">容量至少为</text:span><text:span text:style-name="T1">1G</text:span><text:span text:style-name="T29">，市面上主流四核手机</text:span><text:span text:style-name="T1">cpu</text:span><text:span text:style-name="T8">。</text:span></text:p>
      <text:p text:style-name="P9"><text:span text:style-name="T1">3</text:span><text:span text:style-name="T29">、安全和安装</text:span></text:p>
      <text:p text:style-name="P1">安全：严格保障用户个人信息不外露，。开发者只拥有用户的账户信息，为用户提供相应的编辑环境，不会公开、编辑或透露用户的注册资料，不会涉及用户个人文件信息，除非发生特殊情况。在软件正常生命周期内，用户云端的文件将长久保存在服务器上。</text:p>
      <text:p text:style-name="P1">安装：设备符合相应环境均可进行安装。</text:p>
      <text:p text:style-name="P9"><text:span text:style-name="T1">4</text:span><text:span text:style-name="T29">、性能需求：</text:span></text:p>
      <text:p text:style-name="P9"><text:span text:style-name="T29">在标准用户环境下，打开本地小型文件控制在</text:span><text:span text:style-name="T1">1</text:span><text:span text:style-name="T29">秒以内，大型文件不超过</text:span><text:span text:style-name="T1">2</text:span><text:span text:style-name="T29">秒，网络文件不超过</text:span><text:span text:style-name="T1">3</text:span><text:span text:style-name="T29">秒。软件能够对用户的操作进行及时的响应。软件运行时消耗的资源尽量合理。</text:span></text:p>
      <text:p text:style-name="P9"><text:span text:style-name="T1">5</text:span><text:span text:style-name="T29">、法律需求</text:span></text:p>
      <text:p text:style-name="P1">用户和软件公司必须达成在知识产权，隐私保护、责任划分等相关的法律约定，在国家法律规定内进行相应的软件活动。</text:p>
      <text:p text:style-name="P9"/>
      <text:p text:style-name="P4">八、建档需求</text:p>
      <text:p text:style-name="P1">描述所有为支持成功的部署系统所需要开发的文档</text:p>
      <text:p text:style-name="P9"><text:span text:style-name="T1">1</text:span><text:span text:style-name="T29">、使用协议</text:span></text:p>
      <text:p text:style-name="P9"><text:span text:style-name="T1">2</text:span><text:span text:style-name="T29">、用户手册（新用户引导）</text:span></text:p>
      <text:p text:style-name="P9"><text:span text:style-name="T1">3</text:span><text:span text:style-name="T29">、关于（软件内部）</text:span></text:p>
      <text:p text:style-name="P9"><text:span text:style-name="T1">4</text:span><text:span text:style-name="T29">、在线帮助（通过网页的形式展现，将用户使用过程中可能遇到的问腿总结起来，通过一个留俄标展现出来，用户点击相应问题描述网页提供相应内容进行解答。）</text:span></text:p>
      <text:p text:style-name="P9"><text:span text:style-name="T1">5</text:span><text:span text:style-name="T29">、版本升级说明。（当新版本开发出来后，将升级信息推送到用户的客户端上）</text:span></text:p>
      <text:p text:style-name="P9"/>
      <text:p text:style-name="P4"><text:soft-page-break/>九、术语表</text:p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98">名称</text:p>
          </table:table-cell>
          <table:table-cell table:style-name="表格3.B1" office:value-type="string">
            <text:p text:style-name="P98">定义</text:p>
          </table:table-cell>
        </table:table-row>
        <table:table-row>
          <table:table-cell table:style-name="表格3.A2" office:value-type="string">
            <text:p text:style-name="Text_20_body">歌单列表</text:p>
          </table:table-cell>
          <table:table-cell table:style-name="表格3.B2" office:value-type="string">
            <text:p text:style-name="Text_20_body">包含我的歌单列表和系统推荐歌单列表</text:p>
          </table:table-cell>
        </table:table-row>
        <table:table-row>
          <table:table-cell table:style-name="表格3.A2" office:value-type="string">
            <text:p text:style-name="Text_20_body"><text:span text:style-name="T147">我的</text:span>歌单<text:span text:style-name="T148">列表</text:span></text:p>
          </table:table-cell>
          <table:table-cell table:style-name="表格3.B2" office:value-type="string">
            <text:p text:style-name="Text_20_body">用户自己收藏的歌单、创建的歌单、本地音乐、最近播放、收藏的歌手、收藏的专辑</text:p>
          </table:table-cell>
        </table:table-row>
        <table:table-row>
          <table:table-cell table:style-name="表格3.A2" office:value-type="string">
            <text:p text:style-name="Text_20_body">系统推荐歌单</text:p>
          </table:table-cell>
          <table:table-cell table:style-name="表格3.B2" office:value-type="string">
            <text:p text:style-name="Text_20_body">包含系统每日推荐、推荐歌单、最新音乐、歌单广场、排行榜</text:p>
          </table:table-cell>
        </table:table-row>
        <table:table-row>
          <table:table-cell table:style-name="表格3.A2" office:value-type="string">
            <text:p text:style-name="Text_20_body">歌单详细信息</text:p>
          </table:table-cell>
          <table:table-cell table:style-name="表格3.B2" office:value-type="string">
            <text:p text:style-name="Text_20_body">歌单名称、歌单封面、收听人数、收藏量、评论量、分享量、包含歌曲数目、上传者头像及名称、包含单曲名称、包含单曲作者、包含单曲所属专辑、 提供搜索歌单内单曲、下载歌单、功能</text:p>
          </table:table-cell>
        </table:table-row>
        <table:table-row>
          <table:table-cell table:style-name="表格3.A2" office:value-type="string">
            <text:p text:style-name="Text_20_body">单曲播放栏</text:p>
          </table:table-cell>
          <table:table-cell table:style-name="表格3.B2" office:value-type="string">
            <text:p text:style-name="Text_20_body">包含单曲名称、单曲作者、提供播放/暂停、切换<text:span text:style-name="T149">、</text:span>查看歌曲播放列表功能</text:p>
          </table:table-cell>
        </table:table-row>
        <table:table-row>
          <table:table-cell table:style-name="表格3.A2" office:value-type="string">
            <text:p text:style-name="Text_20_body">歌曲播放列表</text:p>
          </table:table-cell>
          <table:table-cell table:style-name="表格3.B2" office:value-type="string">
            <text:p text:style-name="Text_20_body">包含所有播放的单曲的列表，按照时间先后排序。显示单曲名称、单曲作者、是否播放标志、选择播放方式、收藏全部、清空列表、移除单曲的功能</text:p>
          </table:table-cell>
        </table:table-row>
        <table:table-row>
          <table:table-cell table:style-name="表格3.A2" office:value-type="string">
            <text:p text:style-name="Text_20_body">播放方式</text:p>
          </table:table-cell>
          <table:table-cell table:style-name="表格3.B2" office:value-type="string">
            <text:p text:style-name="Text_20_body">有3种，列表循环、单曲循环和随机循环</text:p>
          </table:table-cell>
        </table:table-row>
        <table:table-row>
          <table:table-cell table:style-name="表格3.A2" office:value-type="string">
            <text:p text:style-name="Text_20_body">搜索关键字界面</text:p>
            <text:p text:style-name="Text_20_body"/>
          </table:table-cell>
          <table:table-cell table:style-name="表格3.B2" office:value-type="string">
            <text:p text:style-name="Text_20_body">包含我的歌单列表和系统推荐歌单列表</text:p>
          </table:table-cell>
        </table:table-row>
        <table:table-row>
          <table:table-cell table:style-name="表格3.A2" office:value-type="string">
            <text:p text:style-name="Text_20_body">搜索结果</text:p>
          </table:table-cell>
          <table:table-cell table:style-name="表格3.B2" office:value-type="string">
            <text:p text:style-name="Text_20_body">名称包含关键字的单曲、名称包含关键字的单曲作者、id包含关键字的用户、名称包含关键字的歌单</text:p>
          </table:table-cell>
        </table:table-row>
        <table:table-row>
          <table:table-cell table:style-name="表格3.A2" office:value-type="string">
            <text:p text:style-name="Text_20_body">播放单曲界面</text:p>
          </table:table-cell>
          <table:table-cell table:style-name="表格3.B2" office:value-type="string">
            <text:p text:style-name="Text_20_body"><text:span text:style-name="T150">提供喜欢、下载、播放/暂停、上一首、下一首、更换单曲</text:span><text:span text:style-name="T146">播放方式、收藏到歌单功能、查看歌曲播放列表功能</text:span></text:p>
          </table:table-cell>
        </table:table-row>
        <table:table-row>
          <table:table-cell table:style-name="表格3.A2" office:value-type="string">
            <text:p text:style-name="P44">已经创建的歌单列表</text:p>
          </table:table-cell>
          <table:table-cell table:style-name="表格3.B2" office:value-type="string">
            <text:p text:style-name="Text_20_body">已经创建的歌单名称、歌单封面、歌单包含单曲数目</text:p>
          </table:table-cell>
        </table:table-row>
        <table:table-row>
          <table:table-cell table:style-name="表格3.A2" office:value-type="string">
            <text:p text:style-name="P43">我喜欢的<text:span text:style-name="T151">音乐 <text:s text:c="33"/></text:span></text:p>
          </table:table-cell>
          <table:table-cell table:style-name="表格3.B2" office:value-type="string">
            <text:p text:style-name="Text_20_body">是 <text:s text:c="3"/>系统默认创建的歌单，一旦用户点击喜欢该首歌曲，便自动将单曲加入到该歌单下。</text:p>
          </table:table-cell>
        </table:table-row>
        <table:table-row>
          <table:table-cell table:style-name="表格3.A2" office:value-type="string">
            <text:p text:style-name="P98">上传作品</text:p>
          </table:table-cell>
          <table:table-cell table:style-name="表格3.B2" office:value-type="string">
            <text:p text:style-name="P98">音乐<text:span text:style-name="T152">人上传自己的作品入口</text:span></text:p>
          </table:table-cell>
        </table:table-row>
        <table:table-row>
          <table:table-cell table:style-name="表格3.A2" office:value-type="string">
            <text:p text:style-name="P98">阅读协议</text:p>
          </table:table-cell>
          <table:table-cell table:style-name="表格3.B2" office:value-type="string">
            <text:p text:style-name="P99">必须同意此协议，才能进行下一步操作。</text:p>
          </table:table-cell>
        </table:table-row>
        <table:table-row>
          <table:table-cell table:style-name="表格3.A2" office:value-type="string">
            <text:p text:style-name="P99">UGC</text:p>
          </table:table-cell>
          <table:table-cell table:style-name="表格3.B2" office:value-type="string">
            <text:p text:style-name="P98">用户原创内容</text:p>
          </table:table-cell>
        </table:table-row>
        <table:table-row>
          <table:table-cell table:style-name="表格3.A2" office:value-type="string">
            <text:p text:style-name="P99">私信</text:p>
          </table:table-cell>
          <table:table-cell table:style-name="表格3.B2" office:value-type="string">
            <text:p text:style-name="P98">系统<text:span text:style-name="T152">和账户拥有者的一种交互方式</text:span></text:p>
          </table:table-cell>
        </table:table-row>
        <table:table-row>
          <table:table-cell table:style-name="表格3.A2" office:value-type="string">
            <text:p text:style-name="P98">原创视频</text:p>
          </table:table-cell>
          <table:table-cell table:style-name="表格3.B2" office:value-type="string">
            <text:p text:style-name="P98">进行投稿<text:span text:style-name="T152">的视频是原创的</text:span></text:p>
          </table:table-cell>
        </table:table-row>
        <table:table-row>
          <table:table-cell table:style-name="表格3.A2" office:value-type="string">
            <text:p text:style-name="P45"><text:span text:style-name="T122">填写</text:span><text:span text:style-name="T68">作品详细信息界面</text:span></text:p>
          </table:table-cell>
          <table:table-cell table:style-name="表格3.B2" office:value-type="string">
            <text:p text:style-name="P46"><text:span text:style-name="T118">上传作品</text:span><text:span text:style-name="T121">时填写</text:span><text:span text:style-name="T118">作品相关信息</text:span><text:span text:style-name="T121">：</text:span><text:span text:style-name="T118">名称、类型、版本</text:span><text:span text:style-name="T119">（精选辑、合辑、拼盘、demo...）</text:span><text:span text:style-name="T120">、语种、风格、描述、（曲作者、词作者、歌词选填）、</text:span><text:span text:style-name="T118">封面图片。</text:span></text:p>
          </table:table-cell>
        </table:table-row>
        <table:table-row>
          <table:table-cell table:style-name="表格3.A2" office:value-type="string">
            <text:p text:style-name="P45">填写音乐人申请界面</text:p>
          </table:table-cell>
          <table:table-cell table:style-name="表格3.B2" office:value-type="string">
            <text:p text:style-name="P46">音乐人申请<text:span text:style-name="T153">时填写</text:span>个人基础信息<text:span text:style-name="T154">（艺名、性别（男，女，团体）、歌手图片、流派风格、介绍；真实姓名、邮箱、国籍、有效证件号）和作品信息（参照填写作品详细信息界面）</text:span></text:p>
          </table:table-cell>
        </table:table-row>
      </table:table>
      <text:p text:style-name="P42"/>
      <text:p text:style-name="P132"><text:soft-page-break/></text:p>
      <text:p text:style-name="P98"/>
      <text:p text:style-name="P1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Microsoft YaHei" svg:font-family="'Microsoft YaHei'"/>
    <style:font-face style:name="SimSun" svg:font-family="SimSun, STSong"/>
    <style:font-face style:name="Tahoma" svg:font-family="Tahoma"/>
    <style:font-face style:name="FreeSans2" svg:font-family="FreeSans" style:font-family-generic="swiss"/>
    <style:font-face style:name="华文黑体" svg:font-family="华文黑体" style:font-pitch="variable"/>
    <style:font-face style:name="华文黑体 - Kelvin" svg:font-family="'华文黑体 - Kelvin'" style:font-adornments="常规体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华文黑体1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1" style:font-family-asian="华文黑体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16:06:51.054533385</meta:creation-date>
    <dc:date>2018-07-11T21:58:17.067080495</dc:date>
    <meta:editing-duration>PT5H2M51S</meta:editing-duration>
    <meta:editing-cycles>34</meta:editing-cycles>
    <meta:generator>LibreOffice/6.0.5.2$Linux_X86_64 LibreOffice_project/00m0$Build-2</meta:generator>
    <meta:document-statistic meta:table-count="5" meta:image-count="0" meta:object-count="0" meta:page-count="14" meta:paragraph-count="644" meta:word-count="6120" meta:character-count="10248" meta:non-whitespace-character-count="7321"/>
  </office:meta>
</office:document-meta>
</file>